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54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default-cell-style-name="Default"/>
        <table:table-column table:style-name="co2" table:number-columns-repeated="41" table:default-cell-style-name="Default"/>
        <table:table-row table:style-name="ro1">
          <table:table-cell office:value-type="string">
            <text:p>utility_component_template</text:p>
          </table:table-cell>
          <table:table-cell table:number-columns-repeated="41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i_weight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hostile_aura</text:p>
          </table:table-cell>
          <table:table-cell table:number-columns-repeated="14"/>
          <table:table-cell office:value-type="string">
            <text:p>friendly_aura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string">
            <text:p>weight</text:p>
          </table:table-cell>
          <table:table-cell table:number-columns-repeated="4"/>
          <table:table-cell office:value-type="string">
            <text:p>name</text:p>
          </table:table-cell>
          <table:table-cell office:value-type="string">
            <text:p>radius</text:p>
          </table:table-cell>
          <table:table-cell office:value-type="string">
            <text:p>apply_on</text:p>
          </table:table-cell>
          <table:table-cell office:value-type="string">
            <text:p>stack_info</text:p>
          </table:table-cell>
          <table:table-cell/>
          <table:table-cell office:value-type="string">
            <text:p>modifier</text:p>
          </table:table-cell>
          <table:table-cell table:number-columns-repeated="5"/>
          <table:table-cell office:value-type="string">
            <text:p>graphics</text:p>
          </table:table-cell>
          <table:table-cell table:number-columns-repeated="3"/>
          <table:table-cell office:value-type="string">
            <text:p>name</text:p>
          </table:table-cell>
          <table:table-cell office:value-type="string">
            <text:p>radius</text:p>
          </table:table-cell>
          <table:table-cell office:value-type="string">
            <text:p>apply_on</text:p>
          </table:table-cell>
          <table:table-cell office:value-type="string">
            <text:p>stack_info</text:p>
          </table:table-cell>
          <table:table-cell/>
          <table:table-cell office:value-type="string">
            <text:p>modifier</text:p>
          </table:table-cell>
          <table:table-cell table:number-columns-repeated="5"/>
          <table:table-cell office:value-type="string">
            <text:p>graphics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>
            <text:p>id</text:p>
          </table:table-cell>
          <table:table-cell office:value-type="string">
            <text:p>priority</text:p>
          </table:table-cell>
          <table:table-cell office:value-type="string">
            <text:p>ship_accuracy_add</text:p>
          </table:table-cell>
          <table:table-cell office:value-type="string">
            <text:p>ship_tracking_add</text:p>
          </table:table-cell>
          <table:table-cell office:value-type="string">
            <text:p>ship_evasion_add</text:p>
          </table:table-cell>
          <table:table-cell office:value-type="string">
            <text:p>ship_combat_speed_mult</text:p>
          </table:table-cell>
          <table:table-cell office:value-type="string">
            <text:p>ship_windup_mult</text:p>
          </table:table-cell>
          <table:table-cell office:value-type="string">
            <text:p>fleet_emergency_ftl_min_days_mult</text:p>
          </table:table-cell>
          <table:table-cell office:value-type="string">
            <text:p>area_effect</text:p>
          </table:table-cell>
          <table:table-cell/>
          <table:table-cell office:value-type="string">
            <text:p>ship_effect</text:p>
          </table:table-cell>
          <table:table-cell table:number-columns-repeated="4"/>
          <table:table-cell office:value-type="string">
            <text:p>id</text:p>
          </table:table-cell>
          <table:table-cell office:value-type="string">
            <text:p>priority</text:p>
          </table:table-cell>
          <table:table-cell office:value-type="string">
            <text:p>ship_accuracy_add</text:p>
          </table:table-cell>
          <table:table-cell office:value-type="string">
            <text:p>ship_tracking_add</text:p>
          </table:table-cell>
          <table:table-cell office:value-type="string">
            <text:p>ship_auto_repair_add</text:p>
          </table:table-cell>
          <table:table-cell office:value-type="string">
            <text:p>ship_upkeep_mult</text:p>
          </table:table-cell>
          <table:table-cell office:value-type="string">
            <text:p>ship_windup_mult</text:p>
          </table:table-cell>
          <table:table-cell office:value-type="string">
            <text:p>ship_speed_mult</text:p>
          </table:table-cell>
          <table:table-cell office:value-type="string">
            <text:p>area_effect</text:p>
          </table:table-cell>
          <table:table-cell/>
          <table:table-cell office:value-type="string">
            <text:p>ship_effect</text:p>
          </table:table-cell>
          <table:table-cell/>
        </table:table-row>
        <table:table-row table:style-name="ro1">
          <table:table-cell table:number-columns-repeated="23"/>
          <table:table-cell office:value-type="string">
            <text:p>entity</text:p>
          </table:table-cell>
          <table:table-cell office:value-type="string">
            <text:p>dynamic_scale</text:p>
          </table:table-cell>
          <table:table-cell office:value-type="string">
            <text:p>entity</text:p>
          </table:table-cell>
          <table:table-cell office:value-type="string">
            <text:p>dynamic_scale</text:p>
          </table:table-cell>
          <table:table-cell table:number-columns-repeated="11"/>
          <table:table-cell office:value-type="string">
            <text:p>entity</text:p>
          </table:table-cell>
          <table:table-cell office:value-type="string">
            <text:p>dynamic_scale</text:p>
          </table:table-cell>
          <table:table-cell office:value-type="string">
            <text:p>entity</text:p>
          </table:table-cell>
          <table:table-cell office:value-type="string">
            <text:p>dynamic_scale</text:p>
          </table:table-cell>
        </table:table-row>
        <table:table-row table:style-name="ro1">
          <table:table-cell table:number-columns-repeated="42"/>
        </table:table-row>
        <table:table-row table:style-name="ro1">
          <table:table-cell office:value-type="string">
            <text:p>"EMPTY_AURA_COMPONENTS"</text:p>
          </table:table-cell>
          <table:table-cell office:value-type="string">
            <text:p>aux</text:p>
          </table:table-cell>
          <table:table-cell office:value-type="string">
            <text:p>"GFX_ship_part_empty_ftl_drive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"ex_aura_components"</text:p>
          </table:table-cell>
          <table:table-cell office:value-type="string">
            <text:p>0</text:p>
          </table:table-cell>
          <table:table-cell table:number-columns-repeated="34"/>
        </table:table-row>
        <table:table-row table:style-name="ro2">
          <table:table-cell office:value-type="string">
            <text:p>"CORVETTE_ELECTRONIC_WARFARE_PACKAGE_1"</text:p>
          </table:table-cell>
          <table:table-cell office:value-type="string">
            <text:p>aux</text:p>
          </table:table-cell>
          <table:table-cell office:value-type="string">
            <text:p>"GFX_ship_part_electronic_warfare_package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5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CORVETTE_ELECTRONIC_WARFARE_PACKAGE_2"</text:p>
          </table:table-cell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electronic_warfare_package_1" }</text:p>
          </table:table-cell>
          <table:table-cell office:value-type="string">
            <text:p>"aura_electronic_warfare_package"</text:p>
          </table:table-cell>
          <table:table-cell office:value-type="float" office:value="1">
            <text:p>1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</text:p>
          </table:table-cell>
          <table:table-cell table:number-columns-repeated="2" office:value-type="float" office:value="-5">
            <text:p>-5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CORVETTE_ELECTRONIC_WARFARE_PACKAGE_2"</text:p>
          </table:table-cell>
          <table:table-cell office:value-type="string">
            <text:p>aux</text:p>
          </table:table-cell>
          <table:table-cell office:value-type="string">
            <text:p>"GFX_ship_part_electronic_warfare_package_2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10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electronic_warfare_package_2" }</text:p>
          </table:table-cell>
          <table:table-cell office:value-type="string">
            <text:p>"aura_electronic_warfare_package"</text:p>
          </table:table-cell>
          <table:table-cell office:value-type="float" office:value="2">
            <text:p>2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0</text:p>
          </table:table-cell>
          <table:table-cell table:number-columns-repeated="2" office:value-type="float" office:value="-10">
            <text:p>-10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DESTROYER_ELECTRONIC_WARFARE_PACKAGE_1"</text:p>
          </table:table-cell>
          <table:table-cell office:value-type="string">
            <text:p>aux</text:p>
          </table:table-cell>
          <table:table-cell office:value-type="string">
            <text:p>"GFX_ship_part_electronic_warfare_package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1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DESTROYER_ELECTRONIC_WARFARE_PACKAGE_2"</text:p>
          </table:table-cell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electronic_warfare_package_1" }</text:p>
          </table:table-cell>
          <table:table-cell office:value-type="string">
            <text:p>"aura_electronic_warfare_package"</text:p>
          </table:table-cell>
          <table:table-cell office:value-type="float" office:value="2">
            <text:p>2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</text:p>
          </table:table-cell>
          <table:table-cell table:formula="of:=[.R8]" office:value-type="float" office:value="-5">
            <text:p>-5</text:p>
          </table:table-cell>
          <table:table-cell table:formula="of:=[.S8]" office:value-type="float" office:value="-5">
            <text:p>-5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DESTROYER_ELECTRONIC_WARFARE_PACKAGE_2"</text:p>
          </table:table-cell>
          <table:table-cell office:value-type="string">
            <text:p>aux</text:p>
          </table:table-cell>
          <table:table-cell office:value-type="string">
            <text:p>"GFX_ship_part_electronic_warfare_package_2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electronic_warfare_package_2" }</text:p>
          </table:table-cell>
          <table:table-cell office:value-type="string">
            <text:p>"aura_electronic_warfare_package"</text:p>
          </table:table-cell>
          <table:table-cell office:value-type="float" office:value="4">
            <text:p>4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0</text:p>
          </table:table-cell>
          <table:table-cell table:formula="of:=[.R9]" office:value-type="float" office:value="-10">
            <text:p>-10</text:p>
          </table:table-cell>
          <table:table-cell table:formula="of:=[.S9]" office:value-type="float" office:value="-10">
            <text:p>-10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CRUISER_ELECTRONIC_WARFARE_PACKAGE_1"</text:p>
          </table:table-cell>
          <table:table-cell office:value-type="string">
            <text:p>aux</text:p>
          </table:table-cell>
          <table:table-cell office:value-type="string">
            <text:p>"GFX_ship_part_electronic_warfare_package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CRUISER_ELECTRONIC_WARFARE_PACKAGE_2"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electronic_warfare_package_1" }</text:p>
          </table:table-cell>
          <table:table-cell office:value-type="string">
            <text:p>"aura_electronic_warfare_package"</text:p>
          </table:table-cell>
          <table:table-cell office:value-type="float" office:value="3">
            <text:p>3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</text:p>
          </table:table-cell>
          <table:table-cell table:formula="of:=[.R10]" office:value-type="float" office:value="-5">
            <text:p>-5</text:p>
          </table:table-cell>
          <table:table-cell table:formula="of:=[.S10]" office:value-type="float" office:value="-5">
            <text:p>-5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CRUISER_ELECTRONIC_WARFARE_PACKAGE_2"</text:p>
          </table:table-cell>
          <table:table-cell office:value-type="string">
            <text:p>aux</text:p>
          </table:table-cell>
          <table:table-cell office:value-type="string">
            <text:p>"GFX_ship_part_electronic_warfare_package_2"</text:p>
          </table:table-cell>
          <table:table-cell office:value-type="string">
            <text:p>1</text:p>
          </table:table-cell>
          <table:table-cell office:value-type="string">
            <text:p>-45</text:p>
          </table:table-cell>
          <table:table-cell office:value-type="string">
            <text:p>20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electronic_warfare_package_2" }</text:p>
          </table:table-cell>
          <table:table-cell office:value-type="string">
            <text:p>"aura_electronic_warfare_package"</text:p>
          </table:table-cell>
          <table:table-cell office:value-type="float" office:value="6">
            <text:p>6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0</text:p>
          </table:table-cell>
          <table:table-cell table:formula="of:=[.R11]" office:value-type="float" office:value="-10">
            <text:p>-10</text:p>
          </table:table-cell>
          <table:table-cell table:formula="of:=[.S11]" office:value-type="float" office:value="-10">
            <text:p>-10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BATTLESHIP_ELECTRONIC_WARFARE_PACKAGE_1"</text:p>
          </table:table-cell>
          <table:table-cell office:value-type="string">
            <text:p>aux</text:p>
          </table:table-cell>
          <table:table-cell office:value-type="string">
            <text:p>"GFX_ship_part_electronic_warfare_package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2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BATTLESHIP_ELECTRONIC_WARFARE_PACKAGE_2"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electronic_warfare_package_1" }</text:p>
          </table:table-cell>
          <table:table-cell office:value-type="string">
            <text:p>"aura_electronic_warfare_package"</text:p>
          </table:table-cell>
          <table:table-cell office:value-type="float" office:value="4">
            <text:p>4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</text:p>
          </table:table-cell>
          <table:table-cell table:formula="of:=[.R12]" office:value-type="float" office:value="-5">
            <text:p>-5</text:p>
          </table:table-cell>
          <table:table-cell table:formula="of:=[.S12]" office:value-type="float" office:value="-5">
            <text:p>-5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BATTLESHIP_ELECTRONIC_WARFARE_PACKAGE_2"</text:p>
          </table:table-cell>
          <table:table-cell office:value-type="string">
            <text:p>aux</text:p>
          </table:table-cell>
          <table:table-cell office:value-type="string">
            <text:p>"GFX_ship_part_electronic_warfare_package_2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25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electronic_warfare_package_2" }</text:p>
          </table:table-cell>
          <table:table-cell office:value-type="string">
            <text:p>"aura_electronic_warfare_package"</text:p>
          </table:table-cell>
          <table:table-cell office:value-type="float" office:value="8">
            <text:p>8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0</text:p>
          </table:table-cell>
          <table:table-cell table:formula="of:=[.R13]" office:value-type="float" office:value="-10">
            <text:p>-10</text:p>
          </table:table-cell>
          <table:table-cell table:formula="of:=[.S13]" office:value-type="float" office:value="-10">
            <text:p>-10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DREADNOUGHT_ELECTRONIC_WARFARE_PACKAGE_1"</text:p>
          </table:table-cell>
          <table:table-cell office:value-type="string">
            <text:p>aux</text:p>
          </table:table-cell>
          <table:table-cell office:value-type="string">
            <text:p>"GFX_ship_part_electronic_warfare_package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5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DREADNOUGHT_ELECTRONIC_WARFARE_PACKAGE_2"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electronic_warfare_package_1" }</text:p>
          </table:table-cell>
          <table:table-cell office:value-type="string">
            <text:p>"aura_electronic_warfare_package"</text:p>
          </table:table-cell>
          <table:table-cell office:value-type="float" office:value="5">
            <text:p>5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</text:p>
          </table:table-cell>
          <table:table-cell table:formula="of:=[.R14]" office:value-type="float" office:value="-5">
            <text:p>-5</text:p>
          </table:table-cell>
          <table:table-cell table:formula="of:=[.S14]" office:value-type="float" office:value="-5">
            <text:p>-5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DREADNOUGHT_ELECTRONIC_WARFARE_PACKAGE_2"</text:p>
          </table:table-cell>
          <table:table-cell office:value-type="string">
            <text:p>aux</text:p>
          </table:table-cell>
          <table:table-cell office:value-type="string">
            <text:p>"GFX_ship_part_electronic_warfare_package_2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0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electronic_warfare_package_2" }</text:p>
          </table:table-cell>
          <table:table-cell office:value-type="string">
            <text:p>"aura_electronic_warfare_package"</text:p>
          </table:table-cell>
          <table:table-cell office:value-type="float" office:value="10">
            <text:p>10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0</text:p>
          </table:table-cell>
          <table:table-cell table:formula="of:=[.R15]" office:value-type="float" office:value="-10">
            <text:p>-10</text:p>
          </table:table-cell>
          <table:table-cell table:formula="of:=[.S15]" office:value-type="float" office:value="-10">
            <text:p>-10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SMALL_STATION_ELECTRONIC_WARFARE_PACKAGE_1"</text:p>
          </table:table-cell>
          <table:table-cell office:value-type="string">
            <text:p>aux</text:p>
          </table:table-cell>
          <table:table-cell office:value-type="string">
            <text:p>"GFX_ship_part_electronic_warfare_package_1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1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SMALL_STATION_ELECTRONIC_WARFARE_PACKAGE_2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electronic_warfare_package_1" }</text:p>
          </table:table-cell>
          <table:table-cell office:value-type="string">
            <text:p>"aura_electronic_warfare_packag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</text:p>
          </table:table-cell>
          <table:table-cell table:formula="of:=[.R16]" office:value-type="float" office:value="-5">
            <text:p>-5</text:p>
          </table:table-cell>
          <table:table-cell table:formula="of:=[.S16]" office:value-type="float" office:value="-5">
            <text:p>-5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SMALL_STATION_ELECTRONIC_WARFARE_PACKAGE_2"</text:p>
          </table:table-cell>
          <table:table-cell office:value-type="string">
            <text:p>aux</text:p>
          </table:table-cell>
          <table:table-cell office:value-type="string">
            <text:p>"GFX_ship_part_electronic_warfare_package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15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electronic_warfare_package_2" }</text:p>
          </table:table-cell>
          <table:table-cell office:value-type="string">
            <text:p>"aura_electronic_warfare_package"</text:p>
          </table:table-cell>
          <table:table-cell office:value-type="float" office:value="40">
            <text:p>40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0</text:p>
          </table:table-cell>
          <table:table-cell table:formula="of:=[.R17]" office:value-type="float" office:value="-10">
            <text:p>-10</text:p>
          </table:table-cell>
          <table:table-cell table:formula="of:=[.S17]" office:value-type="float" office:value="-10">
            <text:p>-10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MEDIUM_STATION_ELECTRONIC_WARFARE_PACKAGE_1"</text:p>
          </table:table-cell>
          <table:table-cell office:value-type="string">
            <text:p>aux</text:p>
          </table:table-cell>
          <table:table-cell office:value-type="string">
            <text:p>"GFX_ship_part_electronic_warfare_package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MEDIUM_STATION_ELECTRONIC_WARFARE_PACKAGE_2"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electronic_warfare_package_1" }</text:p>
          </table:table-cell>
          <table:table-cell office:value-type="string">
            <text:p>"aura_electronic_warfare_package"</text:p>
          </table:table-cell>
          <table:table-cell office:value-type="float" office:value="30">
            <text:p>30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</text:p>
          </table:table-cell>
          <table:table-cell table:formula="of:=[.R18]" office:value-type="float" office:value="-5">
            <text:p>-5</text:p>
          </table:table-cell>
          <table:table-cell table:formula="of:=[.S18]" office:value-type="float" office:value="-5">
            <text:p>-5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MEDIUM_STATION_ELECTRONIC_WARFARE_PACKAGE_2"</text:p>
          </table:table-cell>
          <table:table-cell office:value-type="string">
            <text:p>aux</text:p>
          </table:table-cell>
          <table:table-cell office:value-type="string">
            <text:p>"GFX_ship_part_electronic_warfare_package_2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0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electronic_warfare_package_2" }</text:p>
          </table:table-cell>
          <table:table-cell office:value-type="string">
            <text:p>"aura_electronic_warfare_package"</text:p>
          </table:table-cell>
          <table:table-cell office:value-type="float" office:value="60">
            <text:p>60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0</text:p>
          </table:table-cell>
          <table:table-cell table:formula="of:=[.R19]" office:value-type="float" office:value="-10">
            <text:p>-10</text:p>
          </table:table-cell>
          <table:table-cell table:formula="of:=[.S19]" office:value-type="float" office:value="-10">
            <text:p>-10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LARGE_STATION_ELECTRONIC_WARFARE_PACKAGE_1"</text:p>
          </table:table-cell>
          <table:table-cell office:value-type="string">
            <text:p>aux</text:p>
          </table:table-cell>
          <table:table-cell office:value-type="string">
            <text:p>"GFX_ship_part_electronic_warfare_package_1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LARGE_STATION_ELECTRONIC_WARFARE_PACKAGE_2"</text:p>
          </table:table-cell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electronic_warfare_package_1" }</text:p>
          </table:table-cell>
          <table:table-cell office:value-type="string">
            <text:p>"aura_electronic_warfare_package"</text:p>
          </table:table-cell>
          <table:table-cell office:value-type="float" office:value="50">
            <text:p>50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</text:p>
          </table:table-cell>
          <table:table-cell table:formula="of:=[.R20]" office:value-type="float" office:value="-5">
            <text:p>-5</text:p>
          </table:table-cell>
          <table:table-cell table:formula="of:=[.S20]" office:value-type="float" office:value="-5">
            <text:p>-5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LARGE_STATION_ELECTRONIC_WARFARE_PACKAGE_2"</text:p>
          </table:table-cell>
          <table:table-cell office:value-type="string">
            <text:p>aux</text:p>
          </table:table-cell>
          <table:table-cell office:value-type="string">
            <text:p>"GFX_ship_part_electronic_warfare_package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45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electronic_warfare_package_2" }</text:p>
          </table:table-cell>
          <table:table-cell office:value-type="string">
            <text:p>"aura_electronic_warfare_package"</text:p>
          </table:table-cell>
          <table:table-cell office:value-type="float" office:value="100">
            <text:p>100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0</text:p>
          </table:table-cell>
          <table:table-cell table:formula="of:=[.R21]" office:value-type="float" office:value="-10">
            <text:p>-10</text:p>
          </table:table-cell>
          <table:table-cell table:formula="of:=[.S21]" office:value-type="float" office:value="-10">
            <text:p>-10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EXTRA_LARGE_STATION_ELECTRONIC_WARFARE_PACKAGE_1"</text:p>
          </table:table-cell>
          <table:table-cell office:value-type="string">
            <text:p>aux</text:p>
          </table:table-cell>
          <table:table-cell office:value-type="string">
            <text:p>"GFX_ship_part_electronic_warfare_package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4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EXTRA_LARGE_STATION_ELECTRONIC_WARFARE_PACKAGE_2"</text:p>
          </table:table-cell>
          <table:table-cell office:value-type="string">
            <text:p>{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electronic_warfare_package_1" }</text:p>
          </table:table-cell>
          <table:table-cell office:value-type="string">
            <text:p>"aura_electronic_warfare_package"</text:p>
          </table:table-cell>
          <table:table-cell office:value-type="float" office:value="90">
            <text:p>90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</text:p>
          </table:table-cell>
          <table:table-cell table:formula="of:=[.R22]" office:value-type="float" office:value="-5">
            <text:p>-5</text:p>
          </table:table-cell>
          <table:table-cell table:formula="of:=[.S22]" office:value-type="float" office:value="-5">
            <text:p>-5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EXTRA_LARGE_STATION_ELECTRONIC_WARFARE_PACKAGE_2"</text:p>
          </table:table-cell>
          <table:table-cell office:value-type="string">
            <text:p>aux</text:p>
          </table:table-cell>
          <table:table-cell office:value-type="string">
            <text:p>"GFX_ship_part_electronic_warfare_package_2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60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electronic_warfare_package_2" }</text:p>
          </table:table-cell>
          <table:table-cell office:value-type="string">
            <text:p>"aura_electronic_warfare_package"</text:p>
          </table:table-cell>
          <table:table-cell office:value-type="float" office:value="180">
            <text:p>180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0</text:p>
          </table:table-cell>
          <table:table-cell table:formula="of:=[.R23]" office:value-type="float" office:value="-10">
            <text:p>-10</text:p>
          </table:table-cell>
          <table:table-cell table:formula="of:=[.S23]" office:value-type="float" office:value="-10">
            <text:p>-10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CORVETTE_NETWORKED_TARGETING_NODE_1"</text:p>
          </table:table-cell>
          <table:table-cell office:value-type="string">
            <text:p>aux</text:p>
          </table:table-cell>
          <table:table-cell office:value-type="string">
            <text:p>"GFX_ship_part_networked_targeting_node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5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CORVETTE_NETWORKED_TARGETING_NODE_2"</text:p>
          </table:table-cell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ship_networked_targeting_node_1" }</text:p>
          </table:table-cell>
          <table:table-cell table:number-columns-repeated="15"/>
          <table:table-cell office:value-type="string">
            <text:p>"aura_ship_networked_targeting_node"</text:p>
          </table:table-cell>
          <table:table-cell office:value-type="float" office:value="1">
            <text:p>1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CORVETTE_NETWORKED_TARGETING_NODE_2"</text:p>
          </table:table-cell>
          <table:table-cell office:value-type="string">
            <text:p>aux</text:p>
          </table:table-cell>
          <table:table-cell office:value-type="string">
            <text:p>"GFX_ship_part_networked_targeting_node_2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10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ship_networked_targeting_node_2" }</text:p>
          </table:table-cell>
          <table:table-cell table:number-columns-repeated="15"/>
          <table:table-cell office:value-type="string">
            <text:p>"aura_ship_networked_targeting_node"</text:p>
          </table:table-cell>
          <table:table-cell office:value-type="float" office:value="2">
            <text:p>2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0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DESTROYER_NETWORKED_TARGETING_NODE_1"</text:p>
          </table:table-cell>
          <table:table-cell office:value-type="string">
            <text:p>aux</text:p>
          </table:table-cell>
          <table:table-cell office:value-type="string">
            <text:p>"GFX_ship_part_networked_targeting_node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1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DESTROYER_NETWORKED_TARGETING_NODE_2"</text:p>
          </table:table-cell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ship_networked_targeting_node_1" }</text:p>
          </table:table-cell>
          <table:table-cell table:number-columns-repeated="15"/>
          <table:table-cell office:value-type="string">
            <text:p>"aura_ship_networked_targeting_node"</text:p>
          </table:table-cell>
          <table:table-cell office:value-type="float" office:value="2">
            <text:p>2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</text:p>
          </table:table-cell>
          <table:table-cell table:formula="of:=[.AG26]" office:value-type="float" office:value="5">
            <text:p>5</text:p>
          </table:table-cell>
          <table:table-cell table:formula="of:=[.AH26]" office:value-type="float" office:value="5">
            <text:p>5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DESTROYER_NETWORKED_TARGETING_NODE_2"</text:p>
          </table:table-cell>
          <table:table-cell office:value-type="string">
            <text:p>aux</text:p>
          </table:table-cell>
          <table:table-cell office:value-type="string">
            <text:p>"GFX_ship_part_networked_targeting_node_2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ship_networked_targeting_node_2" }</text:p>
          </table:table-cell>
          <table:table-cell table:number-columns-repeated="15"/>
          <table:table-cell office:value-type="string">
            <text:p>"aura_ship_networked_targeting_node"</text:p>
          </table:table-cell>
          <table:table-cell office:value-type="float" office:value="4">
            <text:p>4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0</text:p>
          </table:table-cell>
          <table:table-cell table:formula="of:=[.AG27]" office:value-type="float" office:value="10">
            <text:p>10</text:p>
          </table:table-cell>
          <table:table-cell table:formula="of:=[.AH27]" office:value-type="float" office:value="10">
            <text:p>10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CRUISER_NETWORKED_TARGETING_NODE_1"</text:p>
          </table:table-cell>
          <table:table-cell office:value-type="string">
            <text:p>aux</text:p>
          </table:table-cell>
          <table:table-cell office:value-type="string">
            <text:p>"GFX_ship_part_networked_targeting_node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CRUISER_NETWORKED_TARGETING_NODE_2"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ship_networked_targeting_node_1" }</text:p>
          </table:table-cell>
          <table:table-cell table:number-columns-repeated="15"/>
          <table:table-cell office:value-type="string">
            <text:p>"aura_ship_networked_targeting_node"</text:p>
          </table:table-cell>
          <table:table-cell office:value-type="float" office:value="3">
            <text:p>3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</text:p>
          </table:table-cell>
          <table:table-cell table:formula="of:=[.AG28]" office:value-type="float" office:value="5">
            <text:p>5</text:p>
          </table:table-cell>
          <table:table-cell table:formula="of:=[.AH28]" office:value-type="float" office:value="5">
            <text:p>5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CRUISER_NETWORKED_TARGETING_NODE_2"</text:p>
          </table:table-cell>
          <table:table-cell office:value-type="string">
            <text:p>aux</text:p>
          </table:table-cell>
          <table:table-cell office:value-type="string">
            <text:p>"GFX_ship_part_networked_targeting_node_2"</text:p>
          </table:table-cell>
          <table:table-cell office:value-type="string">
            <text:p>1</text:p>
          </table:table-cell>
          <table:table-cell office:value-type="string">
            <text:p>-45</text:p>
          </table:table-cell>
          <table:table-cell office:value-type="string">
            <text:p>20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ship_networked_targeting_node_2" }</text:p>
          </table:table-cell>
          <table:table-cell table:number-columns-repeated="15"/>
          <table:table-cell office:value-type="string">
            <text:p>"aura_ship_networked_targeting_node"</text:p>
          </table:table-cell>
          <table:table-cell office:value-type="float" office:value="6">
            <text:p>6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0</text:p>
          </table:table-cell>
          <table:table-cell table:formula="of:=[.AG29]" office:value-type="float" office:value="10">
            <text:p>10</text:p>
          </table:table-cell>
          <table:table-cell table:formula="of:=[.AH29]" office:value-type="float" office:value="10">
            <text:p>10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BATTLESHIP_NETWORKED_TARGETING_NODE_1"</text:p>
          </table:table-cell>
          <table:table-cell office:value-type="string">
            <text:p>aux</text:p>
          </table:table-cell>
          <table:table-cell office:value-type="string">
            <text:p>"GFX_ship_part_networked_targeting_node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2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BATTLESHIP_NETWORKED_TARGETING_NODE_2"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ship_networked_targeting_node_1" }</text:p>
          </table:table-cell>
          <table:table-cell table:number-columns-repeated="15"/>
          <table:table-cell office:value-type="string">
            <text:p>"aura_ship_networked_targeting_node"</text:p>
          </table:table-cell>
          <table:table-cell office:value-type="float" office:value="4">
            <text:p>4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</text:p>
          </table:table-cell>
          <table:table-cell table:formula="of:=[.AG30]" office:value-type="float" office:value="5">
            <text:p>5</text:p>
          </table:table-cell>
          <table:table-cell table:formula="of:=[.AH30]" office:value-type="float" office:value="5">
            <text:p>5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BATTLESHIP_NETWORKED_TARGETING_NODE_2"</text:p>
          </table:table-cell>
          <table:table-cell office:value-type="string">
            <text:p>aux</text:p>
          </table:table-cell>
          <table:table-cell office:value-type="string">
            <text:p>"GFX_ship_part_networked_targeting_node_2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25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ship_networked_targeting_node_2" }</text:p>
          </table:table-cell>
          <table:table-cell table:number-columns-repeated="15"/>
          <table:table-cell office:value-type="string">
            <text:p>"aura_ship_networked_targeting_node"</text:p>
          </table:table-cell>
          <table:table-cell office:value-type="float" office:value="8">
            <text:p>8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0</text:p>
          </table:table-cell>
          <table:table-cell table:formula="of:=[.AG31]" office:value-type="float" office:value="10">
            <text:p>10</text:p>
          </table:table-cell>
          <table:table-cell table:formula="of:=[.AH31]" office:value-type="float" office:value="10">
            <text:p>10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DREADNOUGHT_NETWORKED_TARGETING_NODE_1"</text:p>
          </table:table-cell>
          <table:table-cell office:value-type="string">
            <text:p>aux</text:p>
          </table:table-cell>
          <table:table-cell office:value-type="string">
            <text:p>"GFX_ship_part_networked_targeting_node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5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DREADNOUGHT_NETWORKED_TARGETING_NODE_2"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ship_networked_targeting_node_1" }</text:p>
          </table:table-cell>
          <table:table-cell table:number-columns-repeated="15"/>
          <table:table-cell office:value-type="string">
            <text:p>"aura_ship_networked_targeting_node"</text:p>
          </table:table-cell>
          <table:table-cell office:value-type="float" office:value="5">
            <text:p>5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</text:p>
          </table:table-cell>
          <table:table-cell table:formula="of:=[.AG32]" office:value-type="float" office:value="5">
            <text:p>5</text:p>
          </table:table-cell>
          <table:table-cell table:formula="of:=[.AH32]" office:value-type="float" office:value="5">
            <text:p>5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DREADNOUGHT_NETWORKED_TARGETING_NODE_2"</text:p>
          </table:table-cell>
          <table:table-cell office:value-type="string">
            <text:p>aux</text:p>
          </table:table-cell>
          <table:table-cell office:value-type="string">
            <text:p>"GFX_ship_part_networked_targeting_node_2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0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ship_networked_targeting_node_2" }</text:p>
          </table:table-cell>
          <table:table-cell table:number-columns-repeated="15"/>
          <table:table-cell office:value-type="string">
            <text:p>"aura_ship_networked_targeting_node"</text:p>
          </table:table-cell>
          <table:table-cell office:value-type="float" office:value="10">
            <text:p>10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0</text:p>
          </table:table-cell>
          <table:table-cell table:formula="of:=[.AG33]" office:value-type="float" office:value="10">
            <text:p>10</text:p>
          </table:table-cell>
          <table:table-cell table:formula="of:=[.AH33]" office:value-type="float" office:value="10">
            <text:p>10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SMALL_STATION_NETWORKED_TARGETING_NODE_1"</text:p>
          </table:table-cell>
          <table:table-cell office:value-type="string">
            <text:p>aux</text:p>
          </table:table-cell>
          <table:table-cell office:value-type="string">
            <text:p>"GFX_ship_part_networked_targeting_node_1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1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SMALL_STATION_NETWORKED_TARGETING_NODE_2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networked_targeting_node_1" }</text:p>
          </table:table-cell>
          <table:table-cell table:number-columns-repeated="15"/>
          <table:table-cell office:value-type="string">
            <text:p>"aura_ship_networked_targeting_nod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</text:p>
          </table:table-cell>
          <table:table-cell table:formula="of:=[.AG34]" office:value-type="float" office:value="5">
            <text:p>5</text:p>
          </table:table-cell>
          <table:table-cell table:formula="of:=[.AH34]" office:value-type="float" office:value="5">
            <text:p>5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SMALL_STATION_NETWORKED_TARGETING_NODE_2"</text:p>
          </table:table-cell>
          <table:table-cell office:value-type="string">
            <text:p>aux</text:p>
          </table:table-cell>
          <table:table-cell office:value-type="string">
            <text:p>"GFX_ship_part_networked_targeting_node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15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networked_targeting_node_2" }</text:p>
          </table:table-cell>
          <table:table-cell table:number-columns-repeated="15"/>
          <table:table-cell office:value-type="string">
            <text:p>"aura_ship_networked_targeting_node"</text:p>
          </table:table-cell>
          <table:table-cell office:value-type="float" office:value="40">
            <text:p>40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0</text:p>
          </table:table-cell>
          <table:table-cell table:formula="of:=[.AG35]" office:value-type="float" office:value="10">
            <text:p>10</text:p>
          </table:table-cell>
          <table:table-cell table:formula="of:=[.AH35]" office:value-type="float" office:value="10">
            <text:p>10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MEDIUM_STATION_NETWORKED_TARGETING_NODE_1"</text:p>
          </table:table-cell>
          <table:table-cell office:value-type="string">
            <text:p>aux</text:p>
          </table:table-cell>
          <table:table-cell office:value-type="string">
            <text:p>"GFX_ship_part_networked_targeting_node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MEDIUM_STATION_NETWORKED_TARGETING_NODE_2"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ship_networked_targeting_node_1" }</text:p>
          </table:table-cell>
          <table:table-cell table:number-columns-repeated="15"/>
          <table:table-cell office:value-type="string">
            <text:p>"aura_ship_networked_targeting_node"</text:p>
          </table:table-cell>
          <table:table-cell office:value-type="float" office:value="30">
            <text:p>30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</text:p>
          </table:table-cell>
          <table:table-cell table:formula="of:=[.AG36]" office:value-type="float" office:value="5">
            <text:p>5</text:p>
          </table:table-cell>
          <table:table-cell table:formula="of:=[.AH36]" office:value-type="float" office:value="5">
            <text:p>5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MEDIUM_STATION_NETWORKED_TARGETING_NODE_2"</text:p>
          </table:table-cell>
          <table:table-cell office:value-type="string">
            <text:p>aux</text:p>
          </table:table-cell>
          <table:table-cell office:value-type="string">
            <text:p>"GFX_ship_part_networked_targeting_node_2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0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ship_networked_targeting_node_2" }</text:p>
          </table:table-cell>
          <table:table-cell table:number-columns-repeated="15"/>
          <table:table-cell office:value-type="string">
            <text:p>"aura_ship_networked_targeting_node"</text:p>
          </table:table-cell>
          <table:table-cell office:value-type="float" office:value="60">
            <text:p>60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0</text:p>
          </table:table-cell>
          <table:table-cell table:formula="of:=[.AG37]" office:value-type="float" office:value="10">
            <text:p>10</text:p>
          </table:table-cell>
          <table:table-cell table:formula="of:=[.AH37]" office:value-type="float" office:value="10">
            <text:p>10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LARGE_STATION_NETWORKED_TARGETING_NODE_1"</text:p>
          </table:table-cell>
          <table:table-cell office:value-type="string">
            <text:p>aux</text:p>
          </table:table-cell>
          <table:table-cell office:value-type="string">
            <text:p>"GFX_ship_part_networked_targeting_node_1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LARGE_STATION_NETWORKED_TARGETING_NODE_2"</text:p>
          </table:table-cell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networked_targeting_node_1" }</text:p>
          </table:table-cell>
          <table:table-cell table:number-columns-repeated="15"/>
          <table:table-cell office:value-type="string">
            <text:p>"aura_ship_networked_targeting_node"</text:p>
          </table:table-cell>
          <table:table-cell office:value-type="float" office:value="50">
            <text:p>50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</text:p>
          </table:table-cell>
          <table:table-cell table:formula="of:=[.AG38]" office:value-type="float" office:value="5">
            <text:p>5</text:p>
          </table:table-cell>
          <table:table-cell table:formula="of:=[.AH38]" office:value-type="float" office:value="5">
            <text:p>5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LARGE_STATION_NETWORKED_TARGETING_NODE_2"</text:p>
          </table:table-cell>
          <table:table-cell office:value-type="string">
            <text:p>aux</text:p>
          </table:table-cell>
          <table:table-cell office:value-type="string">
            <text:p>"GFX_ship_part_networked_targeting_node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45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networked_targeting_node_2" }</text:p>
          </table:table-cell>
          <table:table-cell table:number-columns-repeated="15"/>
          <table:table-cell office:value-type="string">
            <text:p>"aura_ship_networked_targeting_node"</text:p>
          </table:table-cell>
          <table:table-cell office:value-type="float" office:value="100">
            <text:p>100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0</text:p>
          </table:table-cell>
          <table:table-cell table:formula="of:=[.AG39]" office:value-type="float" office:value="10">
            <text:p>10</text:p>
          </table:table-cell>
          <table:table-cell table:formula="of:=[.AH39]" office:value-type="float" office:value="10">
            <text:p>10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EXTRA_LARGE_STATION_NETWORKED_TARGETING_NODE_1"</text:p>
          </table:table-cell>
          <table:table-cell office:value-type="string">
            <text:p>aux</text:p>
          </table:table-cell>
          <table:table-cell office:value-type="string">
            <text:p>"GFX_ship_part_networked_targeting_node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4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EXTRA_LARGE_STATION_NETWORKED_TARGETING_NODE_2"</text:p>
          </table:table-cell>
          <table:table-cell office:value-type="string">
            <text:p>{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ship_networked_targeting_node_1" }</text:p>
          </table:table-cell>
          <table:table-cell table:number-columns-repeated="15"/>
          <table:table-cell office:value-type="string">
            <text:p>"aura_ship_networked_targeting_node"</text:p>
          </table:table-cell>
          <table:table-cell office:value-type="float" office:value="90">
            <text:p>90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</text:p>
          </table:table-cell>
          <table:table-cell table:formula="of:=[.AG40]" office:value-type="float" office:value="5">
            <text:p>5</text:p>
          </table:table-cell>
          <table:table-cell table:formula="of:=[.AH40]" office:value-type="float" office:value="5">
            <text:p>5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EXTRA_LARGE_STATION_NETWORKED_TARGETING_NODE_2"</text:p>
          </table:table-cell>
          <table:table-cell office:value-type="string">
            <text:p>aux</text:p>
          </table:table-cell>
          <table:table-cell office:value-type="string">
            <text:p>"GFX_ship_part_networked_targeting_node_2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60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ship_networked_targeting_node_2" }</text:p>
          </table:table-cell>
          <table:table-cell table:number-columns-repeated="15"/>
          <table:table-cell office:value-type="string">
            <text:p>"aura_ship_networked_targeting_node"</text:p>
          </table:table-cell>
          <table:table-cell office:value-type="float" office:value="180">
            <text:p>180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0</text:p>
          </table:table-cell>
          <table:table-cell table:formula="of:=[.AG41]" office:value-type="float" office:value="10">
            <text:p>10</text:p>
          </table:table-cell>
          <table:table-cell table:formula="of:=[.AH41]" office:value-type="float" office:value="10">
            <text:p>10</text:p>
          </table:table-cell>
          <table:table-cell table:number-columns-repeated="4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CORVETTE_LOGISTICAL_SUPPORT_GRID_1"</text:p>
          </table:table-cell>
          <table:table-cell office:value-type="string">
            <text:p>aux</text:p>
          </table:table-cell>
          <table:table-cell office:value-type="string">
            <text:p>"GFX_ship_part_logistical_support_grid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5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CORVETTE_LOGISTICAL_SUPPORT_GRID_2"</text:p>
          </table:table-cell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logistical_support_grid_1" }</text:p>
          </table:table-cell>
          <table:table-cell table:number-columns-repeated="15"/>
          <table:table-cell office:value-type="string">
            <text:p>"aura_ship_logistical_support_grid"</text:p>
          </table:table-cell>
          <table:table-cell office:value-type="float" office:value="1">
            <text:p>1</text:p>
          </table:table-cell>
          <table:table-cell office:value-type="string">
            <text:p>ships</text:p>
          </table:table-cell>
          <table:table-cell office:value-type="string">
            <text:p>friendly_logistical_support_grid_aura</text:p>
          </table:table-cell>
          <table:table-cell office:value-type="string">
            <text:p>1</text:p>
          </table:table-cell>
          <table:table-cell table:number-columns-repeated="2"/>
          <table:table-cell office:value-type="float" office:value="0.01">
            <text:p>0.01</text:p>
          </table:table-cell>
          <table:table-cell office:value-type="float" office:value="-0.05">
            <text:p>-0.05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CORVETTE_LOGISTICAL_SUPPORT_GRID_2"</text:p>
          </table:table-cell>
          <table:table-cell office:value-type="string">
            <text:p>aux</text:p>
          </table:table-cell>
          <table:table-cell office:value-type="string">
            <text:p>"GFX_ship_part_logistical_support_grid_2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10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logistical_support_grid_2" }</text:p>
          </table:table-cell>
          <table:table-cell table:number-columns-repeated="15"/>
          <table:table-cell office:value-type="string">
            <text:p>"aura_ship_logistical_support_grid"</text:p>
          </table:table-cell>
          <table:table-cell office:value-type="float" office:value="2">
            <text:p>2</text:p>
          </table:table-cell>
          <table:table-cell office:value-type="string">
            <text:p>ships</text:p>
          </table:table-cell>
          <table:table-cell office:value-type="string">
            <text:p>friendly_logistical_support_grid_aura</text:p>
          </table:table-cell>
          <table:table-cell office:value-type="string">
            <text:p>10</text:p>
          </table:table-cell>
          <table:table-cell table:number-columns-repeated="2"/>
          <table:table-cell table:formula="of:=2*[.AI44]" office:value-type="float" office:value="0.02">
            <text:p>0.02</text:p>
          </table:table-cell>
          <table:table-cell table:formula="of:=2*[.AJ44]" office:value-type="float" office:value="-0.1">
            <text:p>-0.1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DESTROYER_LOGISTICAL_SUPPORT_GRID_1"</text:p>
          </table:table-cell>
          <table:table-cell office:value-type="string">
            <text:p>aux</text:p>
          </table:table-cell>
          <table:table-cell office:value-type="string">
            <text:p>"GFX_ship_part_logistical_support_grid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1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DESTROYER_LOGISTICAL_SUPPORT_GRID_2"</text:p>
          </table:table-cell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logistical_support_grid_1" }</text:p>
          </table:table-cell>
          <table:table-cell table:number-columns-repeated="15"/>
          <table:table-cell office:value-type="string">
            <text:p>"aura_ship_logistical_support_grid"</text:p>
          </table:table-cell>
          <table:table-cell office:value-type="float" office:value="2">
            <text:p>2</text:p>
          </table:table-cell>
          <table:table-cell office:value-type="string">
            <text:p>ships</text:p>
          </table:table-cell>
          <table:table-cell office:value-type="string">
            <text:p>friendly_logistical_support_grid_aura</text:p>
          </table:table-cell>
          <table:table-cell office:value-type="string">
            <text:p>1</text:p>
          </table:table-cell>
          <table:table-cell table:number-columns-repeated="2"/>
          <table:table-cell table:formula="of:=[.AI44]" office:value-type="float" office:value="0.01">
            <text:p>0.01</text:p>
          </table:table-cell>
          <table:table-cell table:formula="of:=[.AJ44]" office:value-type="float" office:value="-0.05">
            <text:p>-0.05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DESTROYER_LOGISTICAL_SUPPORT_GRID_2"</text:p>
          </table:table-cell>
          <table:table-cell office:value-type="string">
            <text:p>aux</text:p>
          </table:table-cell>
          <table:table-cell office:value-type="string">
            <text:p>"GFX_ship_part_logistical_support_grid_2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logistical_support_grid_2" }</text:p>
          </table:table-cell>
          <table:table-cell table:number-columns-repeated="15"/>
          <table:table-cell office:value-type="string">
            <text:p>"aura_ship_logistical_support_grid"</text:p>
          </table:table-cell>
          <table:table-cell office:value-type="float" office:value="4">
            <text:p>4</text:p>
          </table:table-cell>
          <table:table-cell office:value-type="string">
            <text:p>ships</text:p>
          </table:table-cell>
          <table:table-cell office:value-type="string">
            <text:p>friendly_logistical_support_grid_aura</text:p>
          </table:table-cell>
          <table:table-cell office:value-type="string">
            <text:p>10</text:p>
          </table:table-cell>
          <table:table-cell table:number-columns-repeated="2"/>
          <table:table-cell table:formula="of:=[.AI45]" office:value-type="float" office:value="0.02">
            <text:p>0.02</text:p>
          </table:table-cell>
          <table:table-cell table:formula="of:=[.AJ45]" office:value-type="float" office:value="-0.1">
            <text:p>-0.1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CRUISER_LOGISTICAL_SUPPORT_GRID_1"</text:p>
          </table:table-cell>
          <table:table-cell office:value-type="string">
            <text:p>aux</text:p>
          </table:table-cell>
          <table:table-cell office:value-type="string">
            <text:p>"GFX_ship_part_logistical_support_grid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CRUISER_LOGISTICAL_SUPPORT_GRID_2"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logistical_support_grid_1" }</text:p>
          </table:table-cell>
          <table:table-cell table:number-columns-repeated="15"/>
          <table:table-cell office:value-type="string">
            <text:p>"aura_ship_logistical_support_grid"</text:p>
          </table:table-cell>
          <table:table-cell office:value-type="float" office:value="3">
            <text:p>3</text:p>
          </table:table-cell>
          <table:table-cell office:value-type="string">
            <text:p>ships</text:p>
          </table:table-cell>
          <table:table-cell office:value-type="string">
            <text:p>friendly_logistical_support_grid_aura</text:p>
          </table:table-cell>
          <table:table-cell office:value-type="string">
            <text:p>1</text:p>
          </table:table-cell>
          <table:table-cell table:number-columns-repeated="2"/>
          <table:table-cell table:formula="of:=[.AI46]" office:value-type="float" office:value="0.01">
            <text:p>0.01</text:p>
          </table:table-cell>
          <table:table-cell table:formula="of:=[.AJ46]" office:value-type="float" office:value="-0.05">
            <text:p>-0.05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CRUISER_LOGISTICAL_SUPPORT_GRID_2"</text:p>
          </table:table-cell>
          <table:table-cell office:value-type="string">
            <text:p>aux</text:p>
          </table:table-cell>
          <table:table-cell office:value-type="string">
            <text:p>"GFX_ship_part_logistical_support_grid_2"</text:p>
          </table:table-cell>
          <table:table-cell office:value-type="string">
            <text:p>1</text:p>
          </table:table-cell>
          <table:table-cell office:value-type="string">
            <text:p>-45</text:p>
          </table:table-cell>
          <table:table-cell office:value-type="string">
            <text:p>20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logistical_support_grid_2" }</text:p>
          </table:table-cell>
          <table:table-cell table:number-columns-repeated="15"/>
          <table:table-cell office:value-type="string">
            <text:p>"aura_ship_logistical_support_grid"</text:p>
          </table:table-cell>
          <table:table-cell office:value-type="float" office:value="6">
            <text:p>6</text:p>
          </table:table-cell>
          <table:table-cell office:value-type="string">
            <text:p>ships</text:p>
          </table:table-cell>
          <table:table-cell office:value-type="string">
            <text:p>friendly_logistical_support_grid_aura</text:p>
          </table:table-cell>
          <table:table-cell office:value-type="string">
            <text:p>10</text:p>
          </table:table-cell>
          <table:table-cell table:number-columns-repeated="2"/>
          <table:table-cell table:formula="of:=[.AI47]" office:value-type="float" office:value="0.02">
            <text:p>0.02</text:p>
          </table:table-cell>
          <table:table-cell table:formula="of:=[.AJ47]" office:value-type="float" office:value="-0.1">
            <text:p>-0.1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BATTLESHIP_LOGISTICAL_SUPPORT_GRID_1"</text:p>
          </table:table-cell>
          <table:table-cell office:value-type="string">
            <text:p>aux</text:p>
          </table:table-cell>
          <table:table-cell office:value-type="string">
            <text:p>"GFX_ship_part_logistical_support_grid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2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BATTLESHIP_LOGISTICAL_SUPPORT_GRID_2"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logistical_support_grid_1" }</text:p>
          </table:table-cell>
          <table:table-cell table:number-columns-repeated="15"/>
          <table:table-cell office:value-type="string">
            <text:p>"aura_ship_logistical_support_grid"</text:p>
          </table:table-cell>
          <table:table-cell office:value-type="float" office:value="4">
            <text:p>4</text:p>
          </table:table-cell>
          <table:table-cell office:value-type="string">
            <text:p>ships</text:p>
          </table:table-cell>
          <table:table-cell office:value-type="string">
            <text:p>friendly_logistical_support_grid_aura</text:p>
          </table:table-cell>
          <table:table-cell office:value-type="string">
            <text:p>1</text:p>
          </table:table-cell>
          <table:table-cell table:number-columns-repeated="2"/>
          <table:table-cell table:formula="of:=[.AI48]" office:value-type="float" office:value="0.01">
            <text:p>0.01</text:p>
          </table:table-cell>
          <table:table-cell table:formula="of:=[.AJ48]" office:value-type="float" office:value="-0.05">
            <text:p>-0.05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BATTLESHIP_LOGISTICAL_SUPPORT_GRID_2"</text:p>
          </table:table-cell>
          <table:table-cell office:value-type="string">
            <text:p>aux</text:p>
          </table:table-cell>
          <table:table-cell office:value-type="string">
            <text:p>"GFX_ship_part_logistical_support_grid_2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25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logistical_support_grid_2" }</text:p>
          </table:table-cell>
          <table:table-cell table:number-columns-repeated="15"/>
          <table:table-cell office:value-type="string">
            <text:p>"aura_ship_logistical_support_grid"</text:p>
          </table:table-cell>
          <table:table-cell office:value-type="float" office:value="8">
            <text:p>8</text:p>
          </table:table-cell>
          <table:table-cell office:value-type="string">
            <text:p>ships</text:p>
          </table:table-cell>
          <table:table-cell office:value-type="string">
            <text:p>friendly_logistical_support_grid_aura</text:p>
          </table:table-cell>
          <table:table-cell office:value-type="string">
            <text:p>10</text:p>
          </table:table-cell>
          <table:table-cell table:number-columns-repeated="2"/>
          <table:table-cell table:formula="of:=[.AI49]" office:value-type="float" office:value="0.02">
            <text:p>0.02</text:p>
          </table:table-cell>
          <table:table-cell table:formula="of:=[.AJ49]" office:value-type="float" office:value="-0.1">
            <text:p>-0.1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DREADNOUGHT_LOGISTICAL_SUPPORT_GRID_1"</text:p>
          </table:table-cell>
          <table:table-cell office:value-type="string">
            <text:p>aux</text:p>
          </table:table-cell>
          <table:table-cell office:value-type="string">
            <text:p>"GFX_ship_part_logistical_support_grid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5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DREADNOUGHT_LOGISTICAL_SUPPORT_GRID_2"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logistical_support_grid_1" }</text:p>
          </table:table-cell>
          <table:table-cell table:number-columns-repeated="15"/>
          <table:table-cell office:value-type="string">
            <text:p>"aura_ship_logistical_support_grid"</text:p>
          </table:table-cell>
          <table:table-cell office:value-type="float" office:value="5">
            <text:p>5</text:p>
          </table:table-cell>
          <table:table-cell office:value-type="string">
            <text:p>ships</text:p>
          </table:table-cell>
          <table:table-cell office:value-type="string">
            <text:p>friendly_logistical_support_grid_aura</text:p>
          </table:table-cell>
          <table:table-cell office:value-type="string">
            <text:p>1</text:p>
          </table:table-cell>
          <table:table-cell table:number-columns-repeated="2"/>
          <table:table-cell table:formula="of:=[.AI50]" office:value-type="float" office:value="0.01">
            <text:p>0.01</text:p>
          </table:table-cell>
          <table:table-cell table:formula="of:=[.AJ50]" office:value-type="float" office:value="-0.05">
            <text:p>-0.05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DREADNOUGHT_LOGISTICAL_SUPPORT_GRID_2"</text:p>
          </table:table-cell>
          <table:table-cell office:value-type="string">
            <text:p>aux</text:p>
          </table:table-cell>
          <table:table-cell office:value-type="string">
            <text:p>"GFX_ship_part_logistical_support_grid_2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0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logistical_support_grid_2" }</text:p>
          </table:table-cell>
          <table:table-cell table:number-columns-repeated="15"/>
          <table:table-cell office:value-type="string">
            <text:p>"aura_ship_logistical_support_grid"</text:p>
          </table:table-cell>
          <table:table-cell office:value-type="float" office:value="10">
            <text:p>10</text:p>
          </table:table-cell>
          <table:table-cell office:value-type="string">
            <text:p>ships</text:p>
          </table:table-cell>
          <table:table-cell office:value-type="string">
            <text:p>friendly_logistical_support_grid_aura</text:p>
          </table:table-cell>
          <table:table-cell office:value-type="string">
            <text:p>10</text:p>
          </table:table-cell>
          <table:table-cell table:number-columns-repeated="2"/>
          <table:table-cell table:formula="of:=[.AI51]" office:value-type="float" office:value="0.02">
            <text:p>0.02</text:p>
          </table:table-cell>
          <table:table-cell table:formula="of:=[.AJ51]" office:value-type="float" office:value="-0.1">
            <text:p>-0.1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SMALL_STATION_LOGISTICAL_SUPPORT_GRID_1"</text:p>
          </table:table-cell>
          <table:table-cell office:value-type="string">
            <text:p>aux</text:p>
          </table:table-cell>
          <table:table-cell office:value-type="string">
            <text:p>"GFX_ship_part_logistical_support_grid_1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1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SMALL_STATION_LOGISTICAL_SUPPORT_GRID_2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logistical_support_grid_1" }</text:p>
          </table:table-cell>
          <table:table-cell table:number-columns-repeated="15"/>
          <table:table-cell office:value-type="string">
            <text:p>"aura_ship_logistical_support_grid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friendly_logistical_support_grid_aura</text:p>
          </table:table-cell>
          <table:table-cell office:value-type="string">
            <text:p>1</text:p>
          </table:table-cell>
          <table:table-cell table:number-columns-repeated="2"/>
          <table:table-cell table:formula="of:=[.AI52]" office:value-type="float" office:value="0.01">
            <text:p>0.01</text:p>
          </table:table-cell>
          <table:table-cell table:formula="of:=[.AJ52]" office:value-type="float" office:value="-0.05">
            <text:p>-0.05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SMALL_STATION_LOGISTICAL_SUPPORT_GRID_2"</text:p>
          </table:table-cell>
          <table:table-cell office:value-type="string">
            <text:p>aux</text:p>
          </table:table-cell>
          <table:table-cell office:value-type="string">
            <text:p>"GFX_ship_part_logistical_support_grid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15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logistical_support_grid_2" }</text:p>
          </table:table-cell>
          <table:table-cell table:number-columns-repeated="15"/>
          <table:table-cell office:value-type="string">
            <text:p>"aura_ship_logistical_support_grid"</text:p>
          </table:table-cell>
          <table:table-cell office:value-type="float" office:value="40">
            <text:p>40</text:p>
          </table:table-cell>
          <table:table-cell office:value-type="string">
            <text:p>ships</text:p>
          </table:table-cell>
          <table:table-cell office:value-type="string">
            <text:p>friendly_logistical_support_grid_aura</text:p>
          </table:table-cell>
          <table:table-cell office:value-type="string">
            <text:p>10</text:p>
          </table:table-cell>
          <table:table-cell table:number-columns-repeated="2"/>
          <table:table-cell table:formula="of:=[.AI53]" office:value-type="float" office:value="0.02">
            <text:p>0.02</text:p>
          </table:table-cell>
          <table:table-cell table:formula="of:=[.AJ53]" office:value-type="float" office:value="-0.1">
            <text:p>-0.1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MEDIUM_STATION_LOGISTICAL_SUPPORT_GRID_1"</text:p>
          </table:table-cell>
          <table:table-cell office:value-type="string">
            <text:p>aux</text:p>
          </table:table-cell>
          <table:table-cell office:value-type="string">
            <text:p>"GFX_ship_part_logistical_support_grid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MEDIUM_STATION_LOGISTICAL_SUPPORT_GRID_2"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logistical_support_grid_1" }</text:p>
          </table:table-cell>
          <table:table-cell table:number-columns-repeated="15"/>
          <table:table-cell office:value-type="string">
            <text:p>"aura_ship_logistical_support_grid"</text:p>
          </table:table-cell>
          <table:table-cell office:value-type="float" office:value="30">
            <text:p>30</text:p>
          </table:table-cell>
          <table:table-cell office:value-type="string">
            <text:p>ships</text:p>
          </table:table-cell>
          <table:table-cell office:value-type="string">
            <text:p>friendly_logistical_support_grid_aura</text:p>
          </table:table-cell>
          <table:table-cell office:value-type="string">
            <text:p>1</text:p>
          </table:table-cell>
          <table:table-cell table:number-columns-repeated="2"/>
          <table:table-cell table:formula="of:=[.AI54]" office:value-type="float" office:value="0.01">
            <text:p>0.01</text:p>
          </table:table-cell>
          <table:table-cell table:formula="of:=[.AJ54]" office:value-type="float" office:value="-0.05">
            <text:p>-0.05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MEDIUM_STATION_LOGISTICAL_SUPPORT_GRID_2"</text:p>
          </table:table-cell>
          <table:table-cell office:value-type="string">
            <text:p>aux</text:p>
          </table:table-cell>
          <table:table-cell office:value-type="string">
            <text:p>"GFX_ship_part_logistical_support_grid_2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0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logistical_support_grid_2" }</text:p>
          </table:table-cell>
          <table:table-cell table:number-columns-repeated="15"/>
          <table:table-cell office:value-type="string">
            <text:p>"aura_ship_logistical_support_grid"</text:p>
          </table:table-cell>
          <table:table-cell office:value-type="float" office:value="60">
            <text:p>60</text:p>
          </table:table-cell>
          <table:table-cell office:value-type="string">
            <text:p>ships</text:p>
          </table:table-cell>
          <table:table-cell office:value-type="string">
            <text:p>friendly_logistical_support_grid_aura</text:p>
          </table:table-cell>
          <table:table-cell office:value-type="string">
            <text:p>10</text:p>
          </table:table-cell>
          <table:table-cell table:number-columns-repeated="2"/>
          <table:table-cell table:formula="of:=[.AI55]" office:value-type="float" office:value="0.02">
            <text:p>0.02</text:p>
          </table:table-cell>
          <table:table-cell table:formula="of:=[.AJ55]" office:value-type="float" office:value="-0.1">
            <text:p>-0.1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LARGE_STATION_LOGISTICAL_SUPPORT_GRID_1"</text:p>
          </table:table-cell>
          <table:table-cell office:value-type="string">
            <text:p>aux</text:p>
          </table:table-cell>
          <table:table-cell office:value-type="string">
            <text:p>"GFX_ship_part_logistical_support_grid_1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LARGE_STATION_LOGISTICAL_SUPPORT_GRID_2"</text:p>
          </table:table-cell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logistical_support_grid_1" }</text:p>
          </table:table-cell>
          <table:table-cell table:number-columns-repeated="15"/>
          <table:table-cell office:value-type="string">
            <text:p>"aura_ship_logistical_support_grid"</text:p>
          </table:table-cell>
          <table:table-cell office:value-type="float" office:value="50">
            <text:p>50</text:p>
          </table:table-cell>
          <table:table-cell office:value-type="string">
            <text:p>ships</text:p>
          </table:table-cell>
          <table:table-cell office:value-type="string">
            <text:p>friendly_logistical_support_grid_aura</text:p>
          </table:table-cell>
          <table:table-cell office:value-type="string">
            <text:p>1</text:p>
          </table:table-cell>
          <table:table-cell table:number-columns-repeated="2"/>
          <table:table-cell table:formula="of:=[.AI56]" office:value-type="float" office:value="0.01">
            <text:p>0.01</text:p>
          </table:table-cell>
          <table:table-cell table:formula="of:=[.AJ56]" office:value-type="float" office:value="-0.05">
            <text:p>-0.05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LARGE_STATION_LOGISTICAL_SUPPORT_GRID_2"</text:p>
          </table:table-cell>
          <table:table-cell office:value-type="string">
            <text:p>aux</text:p>
          </table:table-cell>
          <table:table-cell office:value-type="string">
            <text:p>"GFX_ship_part_logistical_support_grid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45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logistical_support_grid_2" }</text:p>
          </table:table-cell>
          <table:table-cell table:number-columns-repeated="15"/>
          <table:table-cell office:value-type="string">
            <text:p>"aura_ship_logistical_support_grid"</text:p>
          </table:table-cell>
          <table:table-cell office:value-type="float" office:value="100">
            <text:p>100</text:p>
          </table:table-cell>
          <table:table-cell office:value-type="string">
            <text:p>ships</text:p>
          </table:table-cell>
          <table:table-cell office:value-type="string">
            <text:p>friendly_logistical_support_grid_aura</text:p>
          </table:table-cell>
          <table:table-cell office:value-type="string">
            <text:p>10</text:p>
          </table:table-cell>
          <table:table-cell table:number-columns-repeated="2"/>
          <table:table-cell table:formula="of:=[.AI57]" office:value-type="float" office:value="0.02">
            <text:p>0.02</text:p>
          </table:table-cell>
          <table:table-cell table:formula="of:=[.AJ57]" office:value-type="float" office:value="-0.1">
            <text:p>-0.1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EXTRA_LARGE_STATION_LOGISTICAL_SUPPORT_GRID_1"</text:p>
          </table:table-cell>
          <table:table-cell office:value-type="string">
            <text:p>aux</text:p>
          </table:table-cell>
          <table:table-cell office:value-type="string">
            <text:p>"GFX_ship_part_logistical_support_grid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4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EXTRA_LARGE_STATION_LOGISTICAL_SUPPORT_GRID_2"</text:p>
          </table:table-cell>
          <table:table-cell office:value-type="string">
            <text:p>{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logistical_support_grid_1" }</text:p>
          </table:table-cell>
          <table:table-cell table:number-columns-repeated="15"/>
          <table:table-cell office:value-type="string">
            <text:p>"aura_ship_logistical_support_grid"</text:p>
          </table:table-cell>
          <table:table-cell office:value-type="float" office:value="90">
            <text:p>90</text:p>
          </table:table-cell>
          <table:table-cell office:value-type="string">
            <text:p>ships</text:p>
          </table:table-cell>
          <table:table-cell office:value-type="string">
            <text:p>friendly_logistical_support_grid_aura</text:p>
          </table:table-cell>
          <table:table-cell office:value-type="string">
            <text:p>1</text:p>
          </table:table-cell>
          <table:table-cell table:number-columns-repeated="2"/>
          <table:table-cell table:formula="of:=[.AI58]" office:value-type="float" office:value="0.01">
            <text:p>0.01</text:p>
          </table:table-cell>
          <table:table-cell table:formula="of:=[.AJ58]" office:value-type="float" office:value="-0.05">
            <text:p>-0.05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EXTRA_LARGE_STATION_LOGISTICAL_SUPPORT_GRID_2"</text:p>
          </table:table-cell>
          <table:table-cell office:value-type="string">
            <text:p>aux</text:p>
          </table:table-cell>
          <table:table-cell office:value-type="string">
            <text:p>"GFX_ship_part_logistical_support_grid_2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60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logistical_support_grid_2" }</text:p>
          </table:table-cell>
          <table:table-cell table:number-columns-repeated="15"/>
          <table:table-cell office:value-type="string">
            <text:p>"aura_ship_logistical_support_grid"</text:p>
          </table:table-cell>
          <table:table-cell office:value-type="float" office:value="180">
            <text:p>180</text:p>
          </table:table-cell>
          <table:table-cell office:value-type="string">
            <text:p>ships</text:p>
          </table:table-cell>
          <table:table-cell office:value-type="string">
            <text:p>friendly_logistical_support_grid_aura</text:p>
          </table:table-cell>
          <table:table-cell office:value-type="string">
            <text:p>10</text:p>
          </table:table-cell>
          <table:table-cell table:number-columns-repeated="2"/>
          <table:table-cell table:formula="of:=[.AI59]" office:value-type="float" office:value="0.02">
            <text:p>0.02</text:p>
          </table:table-cell>
          <table:table-cell table:formula="of:=[.AJ59]" office:value-type="float" office:value="-0.1">
            <text:p>-0.1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CORVETTE_BARRIER_FIELD_GENERATOR_1"</text:p>
          </table:table-cell>
          <table:table-cell office:value-type="string">
            <text:p>aux</text:p>
          </table:table-cell>
          <table:table-cell office:value-type="string">
            <text:p>"GFX_ship_part_barrier_field_generator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5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CORVETTE_BARRIER_FIELD_GENERATOR_2"</text:p>
          </table:table-cell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barrier_field_generator_1" }</text:p>
          </table:table-cell>
          <table:table-cell office:value-type="string">
            <text:p>"aura_barrier_field_generator"</text:p>
          </table:table-cell>
          <table:table-cell office:value-type="float" office:value="1">
            <text:p>1</text:p>
          </table:table-cell>
          <table:table-cell office:value-type="string">
            <text:p>ships</text:p>
          </table:table-cell>
          <table:table-cell office:value-type="string">
            <text:p>hostile_barrier_field_generator_aura</text:p>
          </table:table-cell>
          <table:table-cell office:value-type="string">
            <text:p>1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CORVETTE_BARRIER_FIELD_GENERATOR_2"</text:p>
          </table:table-cell>
          <table:table-cell office:value-type="string">
            <text:p>aux</text:p>
          </table:table-cell>
          <table:table-cell office:value-type="string">
            <text:p>"GFX_ship_part_barrier_field_generator_2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10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barrier_field_generator_2" }</text:p>
          </table:table-cell>
          <table:table-cell office:value-type="string">
            <text:p>"aura_barrier_field_generator"</text:p>
          </table:table-cell>
          <table:table-cell office:value-type="float" office:value="2">
            <text:p>2</text:p>
          </table:table-cell>
          <table:table-cell office:value-type="string">
            <text:p>ships</text:p>
          </table:table-cell>
          <table:table-cell office:value-type="string">
            <text:p>hostile_barrier_field_generator_aura</text:p>
          </table:table-cell>
          <table:table-cell office:value-type="string">
            <text:p>10</text:p>
          </table:table-cell>
          <table:table-cell table:number-columns-repeated="2"/>
          <table:table-cell office:value-type="float" office:value="-10">
            <text:p>-10</text:p>
          </table:table-cell>
          <table:table-cell office:value-type="float" office:value="-0.4">
            <text:p>-0.4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DESTROYER_BARRIER_FIELD_GENERATOR_1"</text:p>
          </table:table-cell>
          <table:table-cell office:value-type="string">
            <text:p>aux</text:p>
          </table:table-cell>
          <table:table-cell office:value-type="string">
            <text:p>"GFX_ship_part_barrier_field_generator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1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DESTROYER_BARRIER_FIELD_GENERATOR_2"</text:p>
          </table:table-cell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barrier_field_generator_1" }</text:p>
          </table:table-cell>
          <table:table-cell office:value-type="string">
            <text:p>"aura_barrier_field_generator"</text:p>
          </table:table-cell>
          <table:table-cell office:value-type="float" office:value="2">
            <text:p>2</text:p>
          </table:table-cell>
          <table:table-cell office:value-type="string">
            <text:p>ships</text:p>
          </table:table-cell>
          <table:table-cell office:value-type="string">
            <text:p>hostile_barrier_field_generator_aura</text:p>
          </table:table-cell>
          <table:table-cell office:value-type="string">
            <text:p>1</text:p>
          </table:table-cell>
          <table:table-cell table:number-columns-repeated="2"/>
          <table:table-cell table:formula="of:=[.T62]" office:value-type="float" office:value="-5">
            <text:p>-5</text:p>
          </table:table-cell>
          <table:table-cell table:formula="of:=[.U62]" office:value-type="float" office:value="-0.2">
            <text:p>-0.2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DESTROYER_BARRIER_FIELD_GENERATOR_2"</text:p>
          </table:table-cell>
          <table:table-cell office:value-type="string">
            <text:p>aux</text:p>
          </table:table-cell>
          <table:table-cell office:value-type="string">
            <text:p>"GFX_ship_part_barrier_field_generator_2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barrier_field_generator_2" }</text:p>
          </table:table-cell>
          <table:table-cell office:value-type="string">
            <text:p>"aura_barrier_field_generator"</text:p>
          </table:table-cell>
          <table:table-cell office:value-type="float" office:value="4">
            <text:p>4</text:p>
          </table:table-cell>
          <table:table-cell office:value-type="string">
            <text:p>ships</text:p>
          </table:table-cell>
          <table:table-cell office:value-type="string">
            <text:p>hostile_barrier_field_generator_aura</text:p>
          </table:table-cell>
          <table:table-cell office:value-type="string">
            <text:p>10</text:p>
          </table:table-cell>
          <table:table-cell table:number-columns-repeated="2"/>
          <table:table-cell table:formula="of:=[.T63]" office:value-type="float" office:value="-10">
            <text:p>-10</text:p>
          </table:table-cell>
          <table:table-cell table:formula="of:=[.U63]" office:value-type="float" office:value="-0.4">
            <text:p>-0.4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CRUISER_BARRIER_FIELD_GENERATOR_1"</text:p>
          </table:table-cell>
          <table:table-cell office:value-type="string">
            <text:p>aux</text:p>
          </table:table-cell>
          <table:table-cell office:value-type="string">
            <text:p>"GFX_ship_part_barrier_field_generator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CRUISER_BARRIER_FIELD_GENERATOR_2"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barrier_field_generator_1" }</text:p>
          </table:table-cell>
          <table:table-cell office:value-type="string">
            <text:p>"aura_barrier_field_generator"</text:p>
          </table:table-cell>
          <table:table-cell office:value-type="float" office:value="3">
            <text:p>3</text:p>
          </table:table-cell>
          <table:table-cell office:value-type="string">
            <text:p>ships</text:p>
          </table:table-cell>
          <table:table-cell office:value-type="string">
            <text:p>hostile_barrier_field_generator_aura</text:p>
          </table:table-cell>
          <table:table-cell office:value-type="string">
            <text:p>1</text:p>
          </table:table-cell>
          <table:table-cell table:number-columns-repeated="2"/>
          <table:table-cell table:formula="of:=[.T64]" office:value-type="float" office:value="-5">
            <text:p>-5</text:p>
          </table:table-cell>
          <table:table-cell table:formula="of:=[.U64]" office:value-type="float" office:value="-0.2">
            <text:p>-0.2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CRUISER_BARRIER_FIELD_GENERATOR_2"</text:p>
          </table:table-cell>
          <table:table-cell office:value-type="string">
            <text:p>aux</text:p>
          </table:table-cell>
          <table:table-cell office:value-type="string">
            <text:p>"GFX_ship_part_barrier_field_generator_2"</text:p>
          </table:table-cell>
          <table:table-cell office:value-type="string">
            <text:p>1</text:p>
          </table:table-cell>
          <table:table-cell office:value-type="string">
            <text:p>-45</text:p>
          </table:table-cell>
          <table:table-cell office:value-type="string">
            <text:p>20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barrier_field_generator_2" }</text:p>
          </table:table-cell>
          <table:table-cell office:value-type="string">
            <text:p>"aura_barrier_field_generator"</text:p>
          </table:table-cell>
          <table:table-cell office:value-type="float" office:value="6">
            <text:p>6</text:p>
          </table:table-cell>
          <table:table-cell office:value-type="string">
            <text:p>ships</text:p>
          </table:table-cell>
          <table:table-cell office:value-type="string">
            <text:p>hostile_barrier_field_generator_aura</text:p>
          </table:table-cell>
          <table:table-cell office:value-type="string">
            <text:p>10</text:p>
          </table:table-cell>
          <table:table-cell table:number-columns-repeated="2"/>
          <table:table-cell table:formula="of:=[.T65]" office:value-type="float" office:value="-10">
            <text:p>-10</text:p>
          </table:table-cell>
          <table:table-cell table:formula="of:=[.U65]" office:value-type="float" office:value="-0.4">
            <text:p>-0.4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BATTLESHIP_BARRIER_FIELD_GENERATOR_1"</text:p>
          </table:table-cell>
          <table:table-cell office:value-type="string">
            <text:p>aux</text:p>
          </table:table-cell>
          <table:table-cell office:value-type="string">
            <text:p>"GFX_ship_part_barrier_field_generator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2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BATTLESHIP_BARRIER_FIELD_GENERATOR_2"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barrier_field_generator_1" }</text:p>
          </table:table-cell>
          <table:table-cell office:value-type="string">
            <text:p>"aura_barrier_field_generator"</text:p>
          </table:table-cell>
          <table:table-cell office:value-type="float" office:value="4">
            <text:p>4</text:p>
          </table:table-cell>
          <table:table-cell office:value-type="string">
            <text:p>ships</text:p>
          </table:table-cell>
          <table:table-cell office:value-type="string">
            <text:p>hostile_barrier_field_generator_aura</text:p>
          </table:table-cell>
          <table:table-cell office:value-type="string">
            <text:p>1</text:p>
          </table:table-cell>
          <table:table-cell table:number-columns-repeated="2"/>
          <table:table-cell table:formula="of:=[.T66]" office:value-type="float" office:value="-5">
            <text:p>-5</text:p>
          </table:table-cell>
          <table:table-cell table:formula="of:=[.U66]" office:value-type="float" office:value="-0.2">
            <text:p>-0.2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BATTLESHIP_BARRIER_FIELD_GENERATOR_2"</text:p>
          </table:table-cell>
          <table:table-cell office:value-type="string">
            <text:p>aux</text:p>
          </table:table-cell>
          <table:table-cell office:value-type="string">
            <text:p>"GFX_ship_part_barrier_field_generator_2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25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barrier_field_generator_2" }</text:p>
          </table:table-cell>
          <table:table-cell office:value-type="string">
            <text:p>"aura_barrier_field_generator"</text:p>
          </table:table-cell>
          <table:table-cell office:value-type="float" office:value="8">
            <text:p>8</text:p>
          </table:table-cell>
          <table:table-cell office:value-type="string">
            <text:p>ships</text:p>
          </table:table-cell>
          <table:table-cell office:value-type="string">
            <text:p>hostile_barrier_field_generator_aura</text:p>
          </table:table-cell>
          <table:table-cell office:value-type="string">
            <text:p>10</text:p>
          </table:table-cell>
          <table:table-cell table:number-columns-repeated="2"/>
          <table:table-cell table:formula="of:=[.T67]" office:value-type="float" office:value="-10">
            <text:p>-10</text:p>
          </table:table-cell>
          <table:table-cell table:formula="of:=[.U67]" office:value-type="float" office:value="-0.4">
            <text:p>-0.4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DREADNOUGHT_BARRIER_FIELD_GENERATOR_1"</text:p>
          </table:table-cell>
          <table:table-cell office:value-type="string">
            <text:p>aux</text:p>
          </table:table-cell>
          <table:table-cell office:value-type="string">
            <text:p>"GFX_ship_part_barrier_field_generator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5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DREADNOUGHT_BARRIER_FIELD_GENERATOR_2"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barrier_field_generator_1" }</text:p>
          </table:table-cell>
          <table:table-cell office:value-type="string">
            <text:p>"aura_barrier_field_generator"</text:p>
          </table:table-cell>
          <table:table-cell office:value-type="float" office:value="5">
            <text:p>5</text:p>
          </table:table-cell>
          <table:table-cell office:value-type="string">
            <text:p>ships</text:p>
          </table:table-cell>
          <table:table-cell office:value-type="string">
            <text:p>hostile_barrier_field_generator_aura</text:p>
          </table:table-cell>
          <table:table-cell office:value-type="string">
            <text:p>1</text:p>
          </table:table-cell>
          <table:table-cell table:number-columns-repeated="2"/>
          <table:table-cell table:formula="of:=[.T68]" office:value-type="float" office:value="-5">
            <text:p>-5</text:p>
          </table:table-cell>
          <table:table-cell table:formula="of:=[.U68]" office:value-type="float" office:value="-0.2">
            <text:p>-0.2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DREADNOUGHT_BARRIER_FIELD_GENERATOR_2"</text:p>
          </table:table-cell>
          <table:table-cell office:value-type="string">
            <text:p>aux</text:p>
          </table:table-cell>
          <table:table-cell office:value-type="string">
            <text:p>"GFX_ship_part_barrier_field_generator_2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0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barrier_field_generator_2" }</text:p>
          </table:table-cell>
          <table:table-cell office:value-type="string">
            <text:p>"aura_barrier_field_generator"</text:p>
          </table:table-cell>
          <table:table-cell office:value-type="float" office:value="10">
            <text:p>10</text:p>
          </table:table-cell>
          <table:table-cell office:value-type="string">
            <text:p>ships</text:p>
          </table:table-cell>
          <table:table-cell office:value-type="string">
            <text:p>hostile_barrier_field_generator_aura</text:p>
          </table:table-cell>
          <table:table-cell office:value-type="string">
            <text:p>10</text:p>
          </table:table-cell>
          <table:table-cell table:number-columns-repeated="2"/>
          <table:table-cell table:formula="of:=[.T69]" office:value-type="float" office:value="-10">
            <text:p>-10</text:p>
          </table:table-cell>
          <table:table-cell table:formula="of:=[.U69]" office:value-type="float" office:value="-0.4">
            <text:p>-0.4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SMALL_STATION_BARRIER_FIELD_GENERATOR_1"</text:p>
          </table:table-cell>
          <table:table-cell office:value-type="string">
            <text:p>aux</text:p>
          </table:table-cell>
          <table:table-cell office:value-type="string">
            <text:p>"GFX_ship_part_barrier_field_generator_1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1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SMALL_STATION_BARRIER_FIELD_GENERATOR_2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barrier_field_generator_1" }</text:p>
          </table:table-cell>
          <table:table-cell office:value-type="string">
            <text:p>"aura_barrier_field_generator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hostile_barrier_field_generator_aura</text:p>
          </table:table-cell>
          <table:table-cell office:value-type="string">
            <text:p>1</text:p>
          </table:table-cell>
          <table:table-cell table:number-columns-repeated="2"/>
          <table:table-cell table:formula="of:=[.T70]" office:value-type="float" office:value="-5">
            <text:p>-5</text:p>
          </table:table-cell>
          <table:table-cell table:formula="of:=[.U70]" office:value-type="float" office:value="-0.2">
            <text:p>-0.2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SMALL_STATION_BARRIER_FIELD_GENERATOR_2"</text:p>
          </table:table-cell>
          <table:table-cell office:value-type="string">
            <text:p>aux</text:p>
          </table:table-cell>
          <table:table-cell office:value-type="string">
            <text:p>"GFX_ship_part_barrier_field_generator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15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barrier_field_generator_2" }</text:p>
          </table:table-cell>
          <table:table-cell office:value-type="string">
            <text:p>"aura_barrier_field_generator"</text:p>
          </table:table-cell>
          <table:table-cell office:value-type="float" office:value="40">
            <text:p>40</text:p>
          </table:table-cell>
          <table:table-cell office:value-type="string">
            <text:p>ships</text:p>
          </table:table-cell>
          <table:table-cell office:value-type="string">
            <text:p>hostile_barrier_field_generator_aura</text:p>
          </table:table-cell>
          <table:table-cell office:value-type="string">
            <text:p>10</text:p>
          </table:table-cell>
          <table:table-cell table:number-columns-repeated="2"/>
          <table:table-cell table:formula="of:=[.T71]" office:value-type="float" office:value="-10">
            <text:p>-10</text:p>
          </table:table-cell>
          <table:table-cell table:formula="of:=[.U71]" office:value-type="float" office:value="-0.4">
            <text:p>-0.4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MEDIUM_STATION_BARRIER_FIELD_GENERATOR_1"</text:p>
          </table:table-cell>
          <table:table-cell office:value-type="string">
            <text:p>aux</text:p>
          </table:table-cell>
          <table:table-cell office:value-type="string">
            <text:p>"GFX_ship_part_barrier_field_generator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MEDIUM_STATION_BARRIER_FIELD_GENERATOR_2"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barrier_field_generator_1" }</text:p>
          </table:table-cell>
          <table:table-cell office:value-type="string">
            <text:p>"aura_barrier_field_generator"</text:p>
          </table:table-cell>
          <table:table-cell office:value-type="float" office:value="30">
            <text:p>30</text:p>
          </table:table-cell>
          <table:table-cell office:value-type="string">
            <text:p>ships</text:p>
          </table:table-cell>
          <table:table-cell office:value-type="string">
            <text:p>hostile_barrier_field_generator_aura</text:p>
          </table:table-cell>
          <table:table-cell office:value-type="string">
            <text:p>1</text:p>
          </table:table-cell>
          <table:table-cell table:number-columns-repeated="2"/>
          <table:table-cell table:formula="of:=[.T72]" office:value-type="float" office:value="-5">
            <text:p>-5</text:p>
          </table:table-cell>
          <table:table-cell table:formula="of:=[.U72]" office:value-type="float" office:value="-0.2">
            <text:p>-0.2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MEDIUM_STATION_BARRIER_FIELD_GENERATOR_2"</text:p>
          </table:table-cell>
          <table:table-cell office:value-type="string">
            <text:p>aux</text:p>
          </table:table-cell>
          <table:table-cell office:value-type="string">
            <text:p>"GFX_ship_part_barrier_field_generator_2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0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barrier_field_generator_2" }</text:p>
          </table:table-cell>
          <table:table-cell office:value-type="string">
            <text:p>"aura_barrier_field_generator"</text:p>
          </table:table-cell>
          <table:table-cell office:value-type="float" office:value="60">
            <text:p>60</text:p>
          </table:table-cell>
          <table:table-cell office:value-type="string">
            <text:p>ships</text:p>
          </table:table-cell>
          <table:table-cell office:value-type="string">
            <text:p>hostile_barrier_field_generator_aura</text:p>
          </table:table-cell>
          <table:table-cell office:value-type="string">
            <text:p>10</text:p>
          </table:table-cell>
          <table:table-cell table:number-columns-repeated="2"/>
          <table:table-cell table:formula="of:=[.T73]" office:value-type="float" office:value="-10">
            <text:p>-10</text:p>
          </table:table-cell>
          <table:table-cell table:formula="of:=[.U73]" office:value-type="float" office:value="-0.4">
            <text:p>-0.4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LARGE_STATION_BARRIER_FIELD_GENERATOR_1"</text:p>
          </table:table-cell>
          <table:table-cell office:value-type="string">
            <text:p>aux</text:p>
          </table:table-cell>
          <table:table-cell office:value-type="string">
            <text:p>"GFX_ship_part_barrier_field_generator_1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LARGE_STATION_BARRIER_FIELD_GENERATOR_2"</text:p>
          </table:table-cell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barrier_field_generator_1" }</text:p>
          </table:table-cell>
          <table:table-cell office:value-type="string">
            <text:p>"aura_barrier_field_generator"</text:p>
          </table:table-cell>
          <table:table-cell office:value-type="float" office:value="50">
            <text:p>50</text:p>
          </table:table-cell>
          <table:table-cell office:value-type="string">
            <text:p>ships</text:p>
          </table:table-cell>
          <table:table-cell office:value-type="string">
            <text:p>hostile_barrier_field_generator_aura</text:p>
          </table:table-cell>
          <table:table-cell office:value-type="string">
            <text:p>1</text:p>
          </table:table-cell>
          <table:table-cell table:number-columns-repeated="2"/>
          <table:table-cell table:formula="of:=[.T74]" office:value-type="float" office:value="-5">
            <text:p>-5</text:p>
          </table:table-cell>
          <table:table-cell table:formula="of:=[.U74]" office:value-type="float" office:value="-0.2">
            <text:p>-0.2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LARGE_STATION_BARRIER_FIELD_GENERATOR_2"</text:p>
          </table:table-cell>
          <table:table-cell office:value-type="string">
            <text:p>aux</text:p>
          </table:table-cell>
          <table:table-cell office:value-type="string">
            <text:p>"GFX_ship_part_barrier_field_generator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45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barrier_field_generator_2" }</text:p>
          </table:table-cell>
          <table:table-cell office:value-type="string">
            <text:p>"aura_barrier_field_generator"</text:p>
          </table:table-cell>
          <table:table-cell office:value-type="float" office:value="100">
            <text:p>100</text:p>
          </table:table-cell>
          <table:table-cell office:value-type="string">
            <text:p>ships</text:p>
          </table:table-cell>
          <table:table-cell office:value-type="string">
            <text:p>hostile_barrier_field_generator_aura</text:p>
          </table:table-cell>
          <table:table-cell office:value-type="string">
            <text:p>10</text:p>
          </table:table-cell>
          <table:table-cell table:number-columns-repeated="2"/>
          <table:table-cell table:formula="of:=[.T75]" office:value-type="float" office:value="-10">
            <text:p>-10</text:p>
          </table:table-cell>
          <table:table-cell table:formula="of:=[.U75]" office:value-type="float" office:value="-0.4">
            <text:p>-0.4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EXTRA_LARGE_STATION_BARRIER_FIELD_GENERATOR_1"</text:p>
          </table:table-cell>
          <table:table-cell office:value-type="string">
            <text:p>aux</text:p>
          </table:table-cell>
          <table:table-cell office:value-type="string">
            <text:p>"GFX_ship_part_barrier_field_generator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4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EXTRA_LARGE_STATION_BARRIER_FIELD_GENERATOR_2"</text:p>
          </table:table-cell>
          <table:table-cell office:value-type="string">
            <text:p>{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barrier_field_generator_1" }</text:p>
          </table:table-cell>
          <table:table-cell office:value-type="string">
            <text:p>"aura_barrier_field_generator"</text:p>
          </table:table-cell>
          <table:table-cell office:value-type="float" office:value="90">
            <text:p>90</text:p>
          </table:table-cell>
          <table:table-cell office:value-type="string">
            <text:p>ships</text:p>
          </table:table-cell>
          <table:table-cell office:value-type="string">
            <text:p>hostile_barrier_field_generator_aura</text:p>
          </table:table-cell>
          <table:table-cell office:value-type="string">
            <text:p>1</text:p>
          </table:table-cell>
          <table:table-cell table:number-columns-repeated="2"/>
          <table:table-cell table:formula="of:=[.T76]" office:value-type="float" office:value="-5">
            <text:p>-5</text:p>
          </table:table-cell>
          <table:table-cell table:formula="of:=[.U76]" office:value-type="float" office:value="-0.2">
            <text:p>-0.2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EXTRA_LARGE_STATION_BARRIER_FIELD_GENERATOR_2"</text:p>
          </table:table-cell>
          <table:table-cell office:value-type="string">
            <text:p>aux</text:p>
          </table:table-cell>
          <table:table-cell office:value-type="string">
            <text:p>"GFX_ship_part_barrier_field_generator_2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60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barrier_field_generator_2" }</text:p>
          </table:table-cell>
          <table:table-cell office:value-type="string">
            <text:p>"aura_barrier_field_generator"</text:p>
          </table:table-cell>
          <table:table-cell office:value-type="float" office:value="180">
            <text:p>180</text:p>
          </table:table-cell>
          <table:table-cell office:value-type="string">
            <text:p>ships</text:p>
          </table:table-cell>
          <table:table-cell office:value-type="string">
            <text:p>hostile_barrier_field_generator_aura</text:p>
          </table:table-cell>
          <table:table-cell office:value-type="string">
            <text:p>10</text:p>
          </table:table-cell>
          <table:table-cell table:number-columns-repeated="2"/>
          <table:table-cell table:formula="of:=[.T77]" office:value-type="float" office:value="-10">
            <text:p>-10</text:p>
          </table:table-cell>
          <table:table-cell table:formula="of:=[.U77]" office:value-type="float" office:value="-0.4">
            <text:p>-0.4</text:p>
          </table:table-cell>
          <table:table-cell table:number-columns-repeated="2"/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SMALL_STATION_GRAVITON_STABILIZER_1"</text:p>
          </table:table-cell>
          <table:table-cell office:value-type="string">
            <text:p>aux</text:p>
          </table:table-cell>
          <table:table-cell office:value-type="string">
            <text:p>"GFX_ship_part_graviton_stabilizer_1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1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SMALL_STATION_GRAVITON_STABILIZER_2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graviton_stabilizers_1" }</text:p>
          </table:table-cell>
          <table:table-cell table:number-columns-repeated="15"/>
          <table:table-cell office:value-type="string">
            <text:p>"aura_graviton_stabilizer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friendly_graviton_stabilizer_aura</text:p>
          </table:table-cell>
          <table:table-cell office:value-type="string">
            <text:p>1</text:p>
          </table:table-cell>
          <table:table-cell table:number-columns-repeated="4"/>
          <table:table-cell office:value-type="float" office:value="-0.2">
            <text:p>-0.2</text:p>
          </table:table-cell>
          <table:table-cell office:value-type="float" office:value="0.3">
            <text:p>0.3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SMALL_STATION_GRAVITON_STABILIZER_2"</text:p>
          </table:table-cell>
          <table:table-cell office:value-type="string">
            <text:p>aux</text:p>
          </table:table-cell>
          <table:table-cell office:value-type="string">
            <text:p>"GFX_ship_part_graviton_stabilizer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15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graviton_stabilizers_2" }</text:p>
          </table:table-cell>
          <table:table-cell table:number-columns-repeated="15"/>
          <table:table-cell office:value-type="string">
            <text:p>"aura_graviton_stabilizer"</text:p>
          </table:table-cell>
          <table:table-cell office:value-type="float" office:value="40">
            <text:p>40</text:p>
          </table:table-cell>
          <table:table-cell office:value-type="string">
            <text:p>ships</text:p>
          </table:table-cell>
          <table:table-cell office:value-type="string">
            <text:p>friendly_graviton_stabilizer_aura</text:p>
          </table:table-cell>
          <table:table-cell office:value-type="string">
            <text:p>10</text:p>
          </table:table-cell>
          <table:table-cell table:number-columns-repeated="4"/>
          <table:table-cell office:value-type="float" office:value="-0.4">
            <text:p>-0.4</text:p>
          </table:table-cell>
          <table:table-cell office:value-type="float" office:value="0.6">
            <text:p>0.6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MEDIUM_STATION_GRAVITON_STABILIZER_1"</text:p>
          </table:table-cell>
          <table:table-cell office:value-type="string">
            <text:p>aux</text:p>
          </table:table-cell>
          <table:table-cell office:value-type="string">
            <text:p>"GFX_ship_part_graviton_stabilizer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MEDIUM_STATION_GRAVITON_STABILIZER_2"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graviton_stabilizers_1" }</text:p>
          </table:table-cell>
          <table:table-cell table:number-columns-repeated="15"/>
          <table:table-cell office:value-type="string">
            <text:p>"aura_graviton_stabilizer"</text:p>
          </table:table-cell>
          <table:table-cell office:value-type="float" office:value="30">
            <text:p>30</text:p>
          </table:table-cell>
          <table:table-cell office:value-type="string">
            <text:p>ships</text:p>
          </table:table-cell>
          <table:table-cell office:value-type="string">
            <text:p>friendly_graviton_stabilizer_aura</text:p>
          </table:table-cell>
          <table:table-cell office:value-type="string">
            <text:p>1</text:p>
          </table:table-cell>
          <table:table-cell table:number-columns-repeated="4"/>
          <table:table-cell table:formula="of:=[.AK80]" office:value-type="float" office:value="-0.2">
            <text:p>-0.2</text:p>
          </table:table-cell>
          <table:table-cell table:formula="of:=[.AL80]" office:value-type="float" office:value="0.3">
            <text:p>0.3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MEDIUM_STATION_GRAVITON_STABILIZER_2"</text:p>
          </table:table-cell>
          <table:table-cell office:value-type="string">
            <text:p>aux</text:p>
          </table:table-cell>
          <table:table-cell office:value-type="string">
            <text:p>"GFX_ship_part_graviton_stabilizer_2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0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graviton_stabilizers_2" }</text:p>
          </table:table-cell>
          <table:table-cell table:number-columns-repeated="15"/>
          <table:table-cell office:value-type="string">
            <text:p>"aura_graviton_stabilizer"</text:p>
          </table:table-cell>
          <table:table-cell office:value-type="float" office:value="60">
            <text:p>60</text:p>
          </table:table-cell>
          <table:table-cell office:value-type="string">
            <text:p>ships</text:p>
          </table:table-cell>
          <table:table-cell office:value-type="string">
            <text:p>friendly_graviton_stabilizer_aura</text:p>
          </table:table-cell>
          <table:table-cell office:value-type="string">
            <text:p>10</text:p>
          </table:table-cell>
          <table:table-cell table:number-columns-repeated="4"/>
          <table:table-cell table:formula="of:=[.AK81]" office:value-type="float" office:value="-0.4">
            <text:p>-0.4</text:p>
          </table:table-cell>
          <table:table-cell table:formula="of:=[.AL81]" office:value-type="float" office:value="0.6">
            <text:p>0.6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LARGE_STATION_GRAVITON_STABILIZER_1"</text:p>
          </table:table-cell>
          <table:table-cell office:value-type="string">
            <text:p>aux</text:p>
          </table:table-cell>
          <table:table-cell office:value-type="string">
            <text:p>"GFX_ship_part_graviton_stabilizer_1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LARGE_STATION_GRAVITON_STABILIZER_2"</text:p>
          </table:table-cell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graviton_stabilizers_1" }</text:p>
          </table:table-cell>
          <table:table-cell table:number-columns-repeated="15"/>
          <table:table-cell office:value-type="string">
            <text:p>"aura_graviton_stabilizer"</text:p>
          </table:table-cell>
          <table:table-cell office:value-type="float" office:value="50">
            <text:p>50</text:p>
          </table:table-cell>
          <table:table-cell office:value-type="string">
            <text:p>ships</text:p>
          </table:table-cell>
          <table:table-cell office:value-type="string">
            <text:p>friendly_graviton_stabilizer_aura</text:p>
          </table:table-cell>
          <table:table-cell office:value-type="string">
            <text:p>1</text:p>
          </table:table-cell>
          <table:table-cell table:number-columns-repeated="4"/>
          <table:table-cell table:formula="of:=[.AK82]" office:value-type="float" office:value="-0.2">
            <text:p>-0.2</text:p>
          </table:table-cell>
          <table:table-cell table:formula="of:=[.AL82]" office:value-type="float" office:value="0.3">
            <text:p>0.3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LARGE_STATION_GRAVITON_STABILIZER_2"</text:p>
          </table:table-cell>
          <table:table-cell office:value-type="string">
            <text:p>aux</text:p>
          </table:table-cell>
          <table:table-cell office:value-type="string">
            <text:p>"GFX_ship_part_graviton_stabilizer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45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graviton_stabilizers_2" }</text:p>
          </table:table-cell>
          <table:table-cell table:number-columns-repeated="15"/>
          <table:table-cell office:value-type="string">
            <text:p>"aura_graviton_stabilizer"</text:p>
          </table:table-cell>
          <table:table-cell office:value-type="float" office:value="100">
            <text:p>100</text:p>
          </table:table-cell>
          <table:table-cell office:value-type="string">
            <text:p>ships</text:p>
          </table:table-cell>
          <table:table-cell office:value-type="string">
            <text:p>friendly_graviton_stabilizer_aura</text:p>
          </table:table-cell>
          <table:table-cell office:value-type="string">
            <text:p>10</text:p>
          </table:table-cell>
          <table:table-cell table:number-columns-repeated="4"/>
          <table:table-cell table:formula="of:=[.AK83]" office:value-type="float" office:value="-0.4">
            <text:p>-0.4</text:p>
          </table:table-cell>
          <table:table-cell table:formula="of:=[.AL83]" office:value-type="float" office:value="0.6">
            <text:p>0.6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EXTRA_LARGE_STATION_GRAVITON_STABILIZER_1"</text:p>
          </table:table-cell>
          <table:table-cell office:value-type="string">
            <text:p>aux</text:p>
          </table:table-cell>
          <table:table-cell office:value-type="string">
            <text:p>"GFX_ship_part_graviton_stabilizer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4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EXTRA_LARGE_STATION_GRAVITON_STABILIZER_2"</text:p>
          </table:table-cell>
          <table:table-cell office:value-type="string">
            <text:p>{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graviton_stabilizers_1" }</text:p>
          </table:table-cell>
          <table:table-cell table:number-columns-repeated="15"/>
          <table:table-cell office:value-type="string">
            <text:p>"aura_graviton_stabilizer"</text:p>
          </table:table-cell>
          <table:table-cell office:value-type="float" office:value="90">
            <text:p>90</text:p>
          </table:table-cell>
          <table:table-cell office:value-type="string">
            <text:p>ships</text:p>
          </table:table-cell>
          <table:table-cell office:value-type="string">
            <text:p>friendly_graviton_stabilizer_aura</text:p>
          </table:table-cell>
          <table:table-cell office:value-type="string">
            <text:p>1</text:p>
          </table:table-cell>
          <table:table-cell table:number-columns-repeated="4"/>
          <table:table-cell table:formula="of:=[.AK84]" office:value-type="float" office:value="-0.2">
            <text:p>-0.2</text:p>
          </table:table-cell>
          <table:table-cell table:formula="of:=[.AL84]" office:value-type="float" office:value="0.3">
            <text:p>0.3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EXTRA_LARGE_STATION_GRAVITON_STABILIZER_2"</text:p>
          </table:table-cell>
          <table:table-cell office:value-type="string">
            <text:p>aux</text:p>
          </table:table-cell>
          <table:table-cell office:value-type="string">
            <text:p>"GFX_ship_part_graviton_stabilizer_2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60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graviton_stabilizers_2" }</text:p>
          </table:table-cell>
          <table:table-cell table:number-columns-repeated="15"/>
          <table:table-cell office:value-type="string">
            <text:p>"aura_graviton_stabilizer"</text:p>
          </table:table-cell>
          <table:table-cell office:value-type="float" office:value="180">
            <text:p>180</text:p>
          </table:table-cell>
          <table:table-cell office:value-type="string">
            <text:p>ships</text:p>
          </table:table-cell>
          <table:table-cell office:value-type="string">
            <text:p>friendly_graviton_stabilizer_aura</text:p>
          </table:table-cell>
          <table:table-cell office:value-type="string">
            <text:p>10</text:p>
          </table:table-cell>
          <table:table-cell table:number-columns-repeated="4"/>
          <table:table-cell table:formula="of:=[.AK85]" office:value-type="float" office:value="-0.4">
            <text:p>-0.4</text:p>
          </table:table-cell>
          <table:table-cell table:formula="of:=[.AL85]" office:value-type="float" office:value="0.6">
            <text:p>0.6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"SMALL_STATION_FTL_INHIBITOR_1"</text:p>
          </table:table-cell>
          <table:table-cell office:value-type="string">
            <text:p>aux</text:p>
          </table:table-cell>
          <table:table-cell office:value-type="string">
            <text:p>"GFX_ship_part_ftl_inhibitor_1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1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SMALL_STATION_FTL_INHIBITOR_2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ftl_inhibitor_1" }</text:p>
          </table:table-cell>
          <table:table-cell office:value-type="string">
            <text:p>"aura_ftl_inhibitor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hostile_ftl_inhibitor_aura</text:p>
          </table:table-cell>
          <table:table-cell office:value-type="string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SMALL_STATION_FTL_INHIBITOR_2"</text:p>
          </table:table-cell>
          <table:table-cell office:value-type="string">
            <text:p>aux</text:p>
          </table:table-cell>
          <table:table-cell office:value-type="string">
            <text:p>"GFX_ship_part_ftl_inhibitor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15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ftl_inhibitor_2" }</text:p>
          </table:table-cell>
          <table:table-cell office:value-type="string">
            <text:p>"aura_ftl_inhibitor"</text:p>
          </table:table-cell>
          <table:table-cell office:value-type="float" office:value="40">
            <text:p>40</text:p>
          </table:table-cell>
          <table:table-cell office:value-type="string">
            <text:p>ships</text:p>
          </table:table-cell>
          <table:table-cell office:value-type="string">
            <text:p>hostile_ftl_inhibitor_aura</text:p>
          </table:table-cell>
          <table:table-cell office:value-type="string">
            <text:p>10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MEDIUM_STATION_FTL_INHIBITOR_1"</text:p>
          </table:table-cell>
          <table:table-cell office:value-type="string">
            <text:p>aux</text:p>
          </table:table-cell>
          <table:table-cell office:value-type="string">
            <text:p>"GFX_ship_part_ftl_inhibitor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MEDIUM_STATION_FTL_INHIBITOR_2"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ftl_inhibitor_1" }</text:p>
          </table:table-cell>
          <table:table-cell office:value-type="string">
            <text:p>"aura_ftl_inhibitor"</text:p>
          </table:table-cell>
          <table:table-cell office:value-type="float" office:value="30">
            <text:p>30</text:p>
          </table:table-cell>
          <table:table-cell office:value-type="string">
            <text:p>ships</text:p>
          </table:table-cell>
          <table:table-cell office:value-type="string">
            <text:p>hostile_ftl_inhibitor_aura</text:p>
          </table:table-cell>
          <table:table-cell office:value-type="string">
            <text:p>1</text:p>
          </table:table-cell>
          <table:table-cell table:number-columns-repeated="4"/>
          <table:table-cell table:formula="of:=[.V88]" office:value-type="float" office:value="1">
            <text:p>1</text:p>
          </table:table-cell>
          <table:table-cell table:formula="of:=[.W88]" office:value-type="float" office:value="1">
            <text:p>1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MEDIUM_STATION_FTL_INHIBITOR_2"</text:p>
          </table:table-cell>
          <table:table-cell office:value-type="string">
            <text:p>aux</text:p>
          </table:table-cell>
          <table:table-cell office:value-type="string">
            <text:p>"GFX_ship_part_ftl_inhibitor_2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0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ftl_inhibitor_2" }</text:p>
          </table:table-cell>
          <table:table-cell office:value-type="string">
            <text:p>"aura_ftl_inhibitor"</text:p>
          </table:table-cell>
          <table:table-cell office:value-type="float" office:value="60">
            <text:p>60</text:p>
          </table:table-cell>
          <table:table-cell office:value-type="string">
            <text:p>ships</text:p>
          </table:table-cell>
          <table:table-cell office:value-type="string">
            <text:p>hostile_ftl_inhibitor_aura</text:p>
          </table:table-cell>
          <table:table-cell office:value-type="string">
            <text:p>10</text:p>
          </table:table-cell>
          <table:table-cell table:number-columns-repeated="4"/>
          <table:table-cell table:formula="of:=[.V89]" office:value-type="float" office:value="2">
            <text:p>2</text:p>
          </table:table-cell>
          <table:table-cell table:formula="of:=[.W89]" office:value-type="float" office:value="2">
            <text:p>2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LARGE_STATION_FTL_INHIBITOR_1"</text:p>
          </table:table-cell>
          <table:table-cell office:value-type="string">
            <text:p>aux</text:p>
          </table:table-cell>
          <table:table-cell office:value-type="string">
            <text:p>"GFX_ship_part_ftl_inhibitor_1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LARGE_STATION_FTL_INHIBITOR_2"</text:p>
          </table:table-cell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ftl_inhibitor_1" }</text:p>
          </table:table-cell>
          <table:table-cell office:value-type="string">
            <text:p>"aura_ftl_inhibitor"</text:p>
          </table:table-cell>
          <table:table-cell office:value-type="float" office:value="50">
            <text:p>50</text:p>
          </table:table-cell>
          <table:table-cell office:value-type="string">
            <text:p>ships</text:p>
          </table:table-cell>
          <table:table-cell office:value-type="string">
            <text:p>hostile_ftl_inhibitor_aura</text:p>
          </table:table-cell>
          <table:table-cell office:value-type="string">
            <text:p>1</text:p>
          </table:table-cell>
          <table:table-cell table:number-columns-repeated="4"/>
          <table:table-cell table:formula="of:=[.V90]" office:value-type="float" office:value="1">
            <text:p>1</text:p>
          </table:table-cell>
          <table:table-cell table:formula="of:=[.W90]" office:value-type="float" office:value="1">
            <text:p>1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LARGE_STATION_FTL_INHIBITOR_2"</text:p>
          </table:table-cell>
          <table:table-cell office:value-type="string">
            <text:p>aux</text:p>
          </table:table-cell>
          <table:table-cell office:value-type="string">
            <text:p>"GFX_ship_part_ftl_inhibitor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45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ftl_inhibitor_2" }</text:p>
          </table:table-cell>
          <table:table-cell office:value-type="string">
            <text:p>"aura_ftl_inhibitor"</text:p>
          </table:table-cell>
          <table:table-cell office:value-type="float" office:value="100">
            <text:p>100</text:p>
          </table:table-cell>
          <table:table-cell office:value-type="string">
            <text:p>ships</text:p>
          </table:table-cell>
          <table:table-cell office:value-type="string">
            <text:p>hostile_ftl_inhibitor_aura</text:p>
          </table:table-cell>
          <table:table-cell office:value-type="string">
            <text:p>10</text:p>
          </table:table-cell>
          <table:table-cell table:number-columns-repeated="4"/>
          <table:table-cell table:formula="of:=[.V91]" office:value-type="float" office:value="2">
            <text:p>2</text:p>
          </table:table-cell>
          <table:table-cell table:formula="of:=[.W91]" office:value-type="float" office:value="2">
            <text:p>2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EXTRA_LARGE_STATION_FTL_INHIBITOR_1"</text:p>
          </table:table-cell>
          <table:table-cell office:value-type="string">
            <text:p>aux</text:p>
          </table:table-cell>
          <table:table-cell office:value-type="string">
            <text:p>"GFX_ship_part_ftl_inhibitor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4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EXTRA_LARGE_STATION_FTL_INHIBITOR_2"</text:p>
          </table:table-cell>
          <table:table-cell office:value-type="string">
            <text:p>{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ftl_inhibitor_1" }</text:p>
          </table:table-cell>
          <table:table-cell office:value-type="string">
            <text:p>"aura_ftl_inhibitor"</text:p>
          </table:table-cell>
          <table:table-cell office:value-type="float" office:value="90">
            <text:p>90</text:p>
          </table:table-cell>
          <table:table-cell office:value-type="string">
            <text:p>ships</text:p>
          </table:table-cell>
          <table:table-cell office:value-type="string">
            <text:p>hostile_ftl_inhibitor_aura</text:p>
          </table:table-cell>
          <table:table-cell office:value-type="string">
            <text:p>1</text:p>
          </table:table-cell>
          <table:table-cell table:number-columns-repeated="4"/>
          <table:table-cell table:formula="of:=[.V92]" office:value-type="float" office:value="1">
            <text:p>1</text:p>
          </table:table-cell>
          <table:table-cell table:formula="of:=[.W92]" office:value-type="float" office:value="1">
            <text:p>1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  <table:table-row table:style-name="ro2">
          <table:table-cell office:value-type="string">
            <text:p>"EXTRA_LARGE_STATION_FTL_INHIBITOR_2"</text:p>
          </table:table-cell>
          <table:table-cell office:value-type="string">
            <text:p>aux</text:p>
          </table:table-cell>
          <table:table-cell office:value-type="string">
            <text:p>"GFX_ship_part_ftl_inhibitor_2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60</text:p>
          </table:table-cell>
          <table:table-cell office:value-type="string">
            <text:p>"ex_aura_components"</text:p>
          </table:table-cell>
          <table:table-cell office:value-type="string">
            <text:p>2</text:p>
          </table:table-cell>
          <table:table-cell/>
          <table:table-cell office:value-type="string">
            <text:p>{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ftl_inhibitor_2" }</text:p>
          </table:table-cell>
          <table:table-cell office:value-type="string">
            <text:p>"aura_ftl_inhibitor"</text:p>
          </table:table-cell>
          <table:table-cell office:value-type="float" office:value="180">
            <text:p>180</text:p>
          </table:table-cell>
          <table:table-cell office:value-type="string">
            <text:p>ships</text:p>
          </table:table-cell>
          <table:table-cell office:value-type="string">
            <text:p>hostile_ftl_inhibitor_aura</text:p>
          </table:table-cell>
          <table:table-cell office:value-type="string">
            <text:p>10</text:p>
          </table:table-cell>
          <table:table-cell table:number-columns-repeated="4"/>
          <table:table-cell table:formula="of:=[.V93]" office:value-type="float" office:value="2">
            <text:p>2</text:p>
          </table:table-cell>
          <table:table-cell table:formula="of:=[.W93]" office:value-type="float" office:value="2">
            <text:p>2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12/18/2017</text:date>, <text:time>20:15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7-12-18T20:15:54.67</dc:date>
    <dc:creator>David </dc:creator>
    <meta:editing-duration>PT23M21S</meta:editing-duration>
    <meta:editing-cycles>6</meta:editing-cycles>
    <meta:document-statistic meta:table-count="1" meta:cell-count="2044" meta:object-count="0"/>
  </office:meta>
</office:document-meta>
</file>